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2"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Arimo" svg:font-family="Arimo"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Dutch" svg:font-family="Dutch, 'Times New Roman'" style:font-family-generic="roman" style:font-pitch="variable"/>
    <style:font-face style:name="Noto Sans Symbols" svg:font-family="'Noto Sans Symbol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mo1" svg:font-family="Arimo"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104in" fo:margin-left="-0.0104in" fo:margin-right="0in" fo:margin-top="0.0694in" fo:margin-bottom="0in" table:align="margins"/>
    </style:style>
    <style:style style:name="Table1.A" style:family="table-column">
      <style:table-column-properties style:column-width="6.5104in" style:rel-column-width="65535*"/>
    </style:style>
    <style:style style:name="Table1.1" style:family="table-row">
      <style:table-row-properties style:min-row-height="0.7813in" style:keep-together="true" fo:keep-together="auto"/>
    </style:style>
    <style:style style:name="Table1.A1" style:family="table-cell">
      <style:table-cell-properties fo:background-color="#f3f3f3" fo:padding-left="0.075in" fo:padding-right="0.075in" fo:padding-top="0in" fo:padding-bottom="0in" fo:border="0.0069in solid #000001">
        <style:background-image/>
      </style:table-cell-properties>
    </style:style>
    <style:style style:name="Table1.2" style:family="table-row">
      <style:table-row-properties style:keep-together="true" fo:keep-together="auto"/>
    </style:style>
    <style:style style:name="Table2" style:family="table">
      <style:table-properties style:width="5.9903in" fo:margin-left="0.0097in" fo:margin-right="0.5in" fo:margin-top="0.0694in" fo:margin-bottom="0in" table:align="margins"/>
    </style:style>
    <style:style style:name="Table2.A" style:family="table-column">
      <style:table-column-properties style:column-width="0.9778in" style:rel-column-width="10697*"/>
    </style:style>
    <style:style style:name="Table2.B" style:family="table-column">
      <style:table-column-properties style:column-width="1.25in" style:rel-column-width="13675*"/>
    </style:style>
    <style:style style:name="Table2.C" style:family="table-column">
      <style:table-column-properties style:column-width="2.2271in" style:rel-column-width="24364*"/>
    </style:style>
    <style:style style:name="Table2.D" style:family="table-column">
      <style:table-column-properties style:column-width="1.5354in" style:rel-column-width="16799*"/>
    </style:style>
    <style:style style:name="Table2.1" style:family="table-row">
      <style:table-row-properties style:keep-together="true" fo:keep-together="auto"/>
    </style:style>
    <style:style style:name="Table2.A1" style:family="table-cell">
      <style:table-cell-properties fo:background-color="#f3f3f3" fo:padding-left="0.075in" fo:padding-right="0.075in" fo:padding-top="0in" fo:padding-bottom="0in" fo:border="0.0069in solid #000001">
        <style:background-image/>
      </style:table-cell-properties>
    </style:style>
    <style:style style:name="Table3" style:family="table">
      <style:table-properties style:width="5.9986in" fo:margin-left="0.0014in" fo:margin-right="0.5in" fo:margin-top="0.0694in" fo:margin-bottom="0in" table:align="margins"/>
    </style:style>
    <style:style style:name="Table3.A" style:family="table-column">
      <style:table-column-properties style:column-width="1.3861in" style:rel-column-width="15143*"/>
    </style:style>
    <style:style style:name="Table3.B" style:family="table-column">
      <style:table-column-properties style:column-width="1.1618in" style:rel-column-width="12692*"/>
    </style:style>
    <style:style style:name="Table3.C" style:family="table-column">
      <style:table-column-properties style:column-width="1.9153in" style:rel-column-width="20924*"/>
    </style:style>
    <style:style style:name="Table3.D" style:family="table-column">
      <style:table-column-properties style:column-width="1.5354in" style:rel-column-width="16776*"/>
    </style:style>
    <style:style style:name="Table3.1" style:family="table-row">
      <style:table-row-properties style:keep-together="true" fo:keep-together="auto"/>
    </style:style>
    <style:style style:name="Table3.A1" style:family="table-cell">
      <style:table-cell-properties fo:background-color="#f3f3f3" fo:padding-left="0.075in" fo:padding-right="0.075in" fo:padding-top="0in" fo:padding-bottom="0in" fo:border="0.0069in solid #000001">
        <style:background-image/>
      </style:table-cell-properties>
    </style:style>
    <style:style style:name="Table4" style:family="table">
      <style:table-properties style:width="5.9903in" fo:margin-left="0.0097in" fo:margin-right="0.5in" fo:margin-top="0.0694in" fo:margin-bottom="0in" table:align="margins"/>
    </style:style>
    <style:style style:name="Table4.A" style:family="table-column">
      <style:table-column-properties style:column-width="2.9729in" style:rel-column-width="32524*"/>
    </style:style>
    <style:style style:name="Table4.B" style:family="table-column">
      <style:table-column-properties style:column-width="0.8813in" style:rel-column-width="9641*"/>
    </style:style>
    <style:style style:name="Table4.C" style:family="table-column">
      <style:table-column-properties style:column-width="0.6007in" style:rel-column-width="6571*"/>
    </style:style>
    <style:style style:name="Table4.D" style:family="table-column">
      <style:table-column-properties style:column-width="1.5354in" style:rel-column-width="16799*"/>
    </style:style>
    <style:style style:name="Table4.1" style:family="table-row">
      <style:table-row-properties style:keep-together="true" fo:keep-together="auto"/>
    </style:style>
    <style:style style:name="Table4.A1" style:family="table-cell">
      <style:table-cell-properties fo:background-color="#f3f3f3" fo:padding-left="0.075in" fo:padding-right="0.075in" fo:padding-top="0in" fo:padding-bottom="0in" fo:border="0.0069in solid #000001">
        <style:background-image/>
      </style:table-cell-properties>
    </style:style>
    <style:style style:name="Table5" style:family="table">
      <style:table-properties style:width="6.5063in" fo:margin-left="-0.0063in" fo:margin-right="0in" fo:margin-top="0.0694in" fo:margin-bottom="0in" table:align="margins"/>
    </style:style>
    <style:style style:name="Table5.A" style:family="table-column">
      <style:table-column-properties style:column-width="6.5063in" style:rel-column-width="65535*"/>
    </style:style>
    <style:style style:name="Table5.1" style:family="table-row">
      <style:table-row-properties style:keep-together="true" fo:keep-together="auto"/>
    </style:style>
    <style:style style:name="Table5.A1" style:family="table-cell">
      <style:table-cell-properties fo:background-color="#f3f3f3" fo:padding-left="0.075in" fo:padding-right="0.075in" fo:padding-top="0in" fo:padding-bottom="0in" fo:border="0.0069in solid #000001">
        <style:background-image/>
      </style:table-cell-properties>
    </style:style>
    <style:style style:name="Table27" style:family="table">
      <style:table-properties style:width="6.5063in" fo:margin-left="-0.0063in" fo:margin-right="0in" fo:margin-top="0.0694in" fo:margin-bottom="0in" table:align="margins"/>
    </style:style>
    <style:style style:name="Table27.A" style:family="table-column">
      <style:table-column-properties style:column-width="6.5063in" style:rel-column-width="65535*"/>
    </style:style>
    <style:style style:name="Table27.1" style:family="table-row">
      <style:table-row-properties style:keep-together="true" fo:keep-together="auto"/>
    </style:style>
    <style:style style:name="Table27.A1" style:family="table-cell">
      <style:table-cell-properties fo:background-color="#f3f3f3" fo:padding-left="0.075in" fo:padding-right="0.075in" fo:padding-top="0in" fo:padding-bottom="0in" fo:border="0.0069in solid #000001">
        <style:background-image/>
      </style:table-cell-properties>
    </style:style>
    <style:style style:name="Table7" style:family="table">
      <style:table-properties style:width="6.6375in" fo:margin-left="-0.15in" fo:margin-top="0.0694in" fo:margin-bottom="0in" table:align="left"/>
    </style:style>
    <style:style style:name="Table7.A" style:family="table-column">
      <style:table-column-properties style:column-width="6.6375in"/>
    </style:style>
    <style:style style:name="Table7.1" style:family="table-row">
      <style:table-row-properties style:keep-together="true" fo:keep-together="auto"/>
    </style:style>
    <style:style style:name="Table7.A1" style:family="table-cell">
      <style:table-cell-properties fo:background-color="#f3f3f3" fo:padding-left="0.075in" fo:padding-right="0.075in" fo:padding-top="0in" fo:padding-bottom="0in" fo:border="0.0069in solid #000001">
        <style:background-image/>
      </style:table-cell-properties>
    </style:style>
    <style:style style:name="Table8" style:family="table">
      <style:table-properties style:width="6.5063in" fo:margin-left="-0.0063in" fo:margin-right="0in" fo:margin-top="0.0694in" fo:margin-bottom="0in" table:align="margins"/>
    </style:style>
    <style:style style:name="Table8.A" style:family="table-column">
      <style:table-column-properties style:column-width="6.5063in" style:rel-column-width="65535*"/>
    </style:style>
    <style:style style:name="Table8.1" style:family="table-row">
      <style:table-row-properties style:keep-together="true" fo:keep-together="auto"/>
    </style:style>
    <style:style style:name="Table8.A1" style:family="table-cell">
      <style:table-cell-properties fo:background-color="#f3f3f3" fo:padding-left="0.075in" fo:padding-right="0.075in" fo:padding-top="0in" fo:padding-bottom="0in" fo:border="0.0069in solid #000001">
        <style:background-image/>
      </style:table-cell-properties>
    </style:style>
    <style:style style:name="Table9" style:family="table">
      <style:table-properties style:width="6.65in" fo:margin-left="-0.15in" fo:margin-top="0.0694in" fo:margin-bottom="0in" table:align="left"/>
    </style:style>
    <style:style style:name="Table9.A" style:family="table-column">
      <style:table-column-properties style:column-width="6.65in"/>
    </style:style>
    <style:style style:name="Table9.1" style:family="table-row">
      <style:table-row-properties style:keep-together="true" fo:keep-together="auto"/>
    </style:style>
    <style:style style:name="Table9.A1" style:family="table-cell">
      <style:table-cell-properties fo:background-color="#f3f3f3" fo:padding-left="0.075in" fo:padding-right="0.075in" fo:padding-top="0in" fo:padding-bottom="0in" fo:border="0.0069in solid #000001">
        <style:background-image/>
      </style:table-cell-properties>
    </style:style>
    <style:style style:name="Table10" style:family="table">
      <style:table-properties style:width="6.65in" fo:margin-left="-0.15in" fo:margin-top="0.0694in" fo:margin-bottom="0in" table:align="left"/>
    </style:style>
    <style:style style:name="Table10.A" style:family="table-column">
      <style:table-column-properties style:column-width="6.65in"/>
    </style:style>
    <style:style style:name="Table10.1" style:family="table-row">
      <style:table-row-properties style:keep-together="true" fo:keep-together="auto"/>
    </style:style>
    <style:style style:name="Table10.A1" style:family="table-cell">
      <style:table-cell-properties fo:background-color="#f3f3f3" fo:padding-left="0.075in" fo:padding-right="0.075in" fo:padding-top="0in" fo:padding-bottom="0in" fo:border="0.0069in solid #000001">
        <style:background-image/>
      </style:table-cell-properties>
    </style:style>
    <style:style style:name="Table11" style:family="table">
      <style:table-properties style:width="6.65in" fo:margin-left="-0.15in" fo:margin-top="0.0694in" fo:margin-bottom="0in" table:align="left"/>
    </style:style>
    <style:style style:name="Table11.A" style:family="table-column">
      <style:table-column-properties style:column-width="6.65in"/>
    </style:style>
    <style:style style:name="Table11.1" style:family="table-row">
      <style:table-row-properties style:keep-together="true" fo:keep-together="auto"/>
    </style:style>
    <style:style style:name="Table11.A1" style:family="table-cell">
      <style:table-cell-properties fo:background-color="#f3f3f3" fo:padding-left="0.075in" fo:padding-right="0.075in" fo:padding-top="0in" fo:padding-bottom="0in" fo:border="0.0069in solid #000001">
        <style:background-image/>
      </style:table-cell-properties>
    </style:style>
    <style:style style:name="Table12" style:family="table">
      <style:table-properties style:width="6.65in" fo:margin-left="-0.15in" fo:margin-top="0.0694in" fo:margin-bottom="0in" table:align="left"/>
    </style:style>
    <style:style style:name="Table12.A" style:family="table-column">
      <style:table-column-properties style:column-width="6.65in"/>
    </style:style>
    <style:style style:name="Table12.1" style:family="table-row">
      <style:table-row-properties style:keep-together="true" fo:keep-together="auto"/>
    </style:style>
    <style:style style:name="Table12.A1" style:family="table-cell">
      <style:table-cell-properties fo:background-color="#f3f3f3" fo:padding-left="0.075in" fo:padding-right="0.075in" fo:padding-top="0in" fo:padding-bottom="0in" fo:border="0.0069in solid #000001">
        <style:background-image/>
      </style:table-cell-properties>
    </style:style>
    <style:style style:name="Table13" style:family="table">
      <style:table-properties style:width="6.65in" fo:margin-left="-0.15in" fo:margin-top="0.0694in" fo:margin-bottom="0in" table:align="left"/>
    </style:style>
    <style:style style:name="Table13.A" style:family="table-column">
      <style:table-column-properties style:column-width="6.65in"/>
    </style:style>
    <style:style style:name="Table13.1" style:family="table-row">
      <style:table-row-properties style:keep-together="true" fo:keep-together="auto"/>
    </style:style>
    <style:style style:name="Table13.A1" style:family="table-cell">
      <style:table-cell-properties fo:background-color="#f3f3f3" fo:padding-left="0.075in" fo:padding-right="0.075in" fo:padding-top="0in" fo:padding-bottom="0in" fo:border="0.0069in solid #000001">
        <style:background-image/>
      </style:table-cell-properties>
    </style:style>
    <style:style style:name="Table14" style:family="table">
      <style:table-properties style:width="6.65in" fo:margin-left="-0.15in" fo:margin-top="0.0694in" fo:margin-bottom="0in" table:align="left"/>
    </style:style>
    <style:style style:name="Table14.A" style:family="table-column">
      <style:table-column-properties style:column-width="6.65in"/>
    </style:style>
    <style:style style:name="Table14.1" style:family="table-row">
      <style:table-row-properties style:keep-together="true" fo:keep-together="auto"/>
    </style:style>
    <style:style style:name="Table14.A1" style:family="table-cell">
      <style:table-cell-properties fo:background-color="#f3f3f3" fo:padding-left="0.075in" fo:padding-right="0.075in" fo:padding-top="0in" fo:padding-bottom="0in" fo:border="0.0069in solid #000001">
        <style:background-image/>
      </style:table-cell-properties>
    </style:style>
    <style:style style:name="Table15" style:family="table">
      <style:table-properties style:width="6.65in" fo:margin-left="-0.15in" fo:margin-top="0.0694in" fo:margin-bottom="0in" table:align="left"/>
    </style:style>
    <style:style style:name="Table15.A" style:family="table-column">
      <style:table-column-properties style:column-width="6.65in"/>
    </style:style>
    <style:style style:name="Table15.1" style:family="table-row">
      <style:table-row-properties style:keep-together="true" fo:keep-together="auto"/>
    </style:style>
    <style:style style:name="Table15.A1" style:family="table-cell">
      <style:table-cell-properties fo:background-color="#f3f3f3" fo:padding-left="0.075in" fo:padding-right="0.075in" fo:padding-top="0in" fo:padding-bottom="0in" fo:border="0.0069in solid #000001">
        <style:background-image/>
      </style:table-cell-properties>
    </style:style>
    <style:style style:name="Table16" style:family="table">
      <style:table-properties style:width="6.65in" fo:margin-left="-0.15in" fo:margin-top="0.0694in" fo:margin-bottom="0in" table:align="left"/>
    </style:style>
    <style:style style:name="Table16.A" style:family="table-column">
      <style:table-column-properties style:column-width="6.65in"/>
    </style:style>
    <style:style style:name="Table16.1" style:family="table-row">
      <style:table-row-properties style:keep-together="true" fo:keep-together="auto"/>
    </style:style>
    <style:style style:name="Table16.A1" style:family="table-cell">
      <style:table-cell-properties fo:background-color="#f3f3f3" fo:padding-left="0.075in" fo:padding-right="0.075in" fo:padding-top="0in" fo:padding-bottom="0in" fo:border="0.0069in solid #000001">
        <style:background-image/>
      </style:table-cell-properties>
    </style:style>
    <style:style style:name="Table17" style:family="table">
      <style:table-properties style:width="6.65in" fo:margin-left="-0.15in" fo:margin-top="0.0694in" fo:margin-bottom="0in" table:align="left"/>
    </style:style>
    <style:style style:name="Table17.A" style:family="table-column">
      <style:table-column-properties style:column-width="6.65in"/>
    </style:style>
    <style:style style:name="Table17.1" style:family="table-row">
      <style:table-row-properties style:keep-together="true" fo:keep-together="auto"/>
    </style:style>
    <style:style style:name="Table17.A1" style:family="table-cell">
      <style:table-cell-properties fo:background-color="#f3f3f3" fo:padding-left="0.075in" fo:padding-right="0.075in" fo:padding-top="0in" fo:padding-bottom="0in" fo:border="0.0069in solid #000001">
        <style:background-image/>
      </style:table-cell-properties>
    </style:style>
    <style:style style:name="Table18" style:family="table">
      <style:table-properties style:width="6.65in" fo:margin-left="-0.15in" fo:margin-top="0.0694in" fo:margin-bottom="0in" table:align="left"/>
    </style:style>
    <style:style style:name="Table18.A" style:family="table-column">
      <style:table-column-properties style:column-width="6.65in"/>
    </style:style>
    <style:style style:name="Table18.1" style:family="table-row">
      <style:table-row-properties style:keep-together="true" fo:keep-together="auto"/>
    </style:style>
    <style:style style:name="Table18.A1" style:family="table-cell">
      <style:table-cell-properties fo:background-color="#f3f3f3" fo:padding-left="0.075in" fo:padding-right="0.075in" fo:padding-top="0in" fo:padding-bottom="0in" fo:border="0.0069in solid #000001">
        <style:background-image/>
      </style:table-cell-properties>
    </style:style>
    <style:style style:name="Table19" style:family="table">
      <style:table-properties style:width="6.65in" fo:margin-left="-0.15in" fo:margin-top="0.0694in" fo:margin-bottom="0in" table:align="left"/>
    </style:style>
    <style:style style:name="Table19.A" style:family="table-column">
      <style:table-column-properties style:column-width="6.65in"/>
    </style:style>
    <style:style style:name="Table19.1" style:family="table-row">
      <style:table-row-properties style:keep-together="true" fo:keep-together="auto"/>
    </style:style>
    <style:style style:name="Table19.A1" style:family="table-cell">
      <style:table-cell-properties fo:background-color="#f3f3f3" fo:padding-left="0.075in" fo:padding-right="0.075in" fo:padding-top="0in" fo:padding-bottom="0in" fo:border="0.0069in solid #000001">
        <style:background-image/>
      </style:table-cell-properties>
    </style:style>
    <style:style style:name="Table20" style:family="table">
      <style:table-properties style:width="6.65in" fo:margin-left="-0.15in" fo:margin-top="0.0694in" fo:margin-bottom="0in" table:align="left"/>
    </style:style>
    <style:style style:name="Table20.A" style:family="table-column">
      <style:table-column-properties style:column-width="6.65in"/>
    </style:style>
    <style:style style:name="Table20.1" style:family="table-row">
      <style:table-row-properties style:keep-together="true" fo:keep-together="auto"/>
    </style:style>
    <style:style style:name="Table20.A1" style:family="table-cell">
      <style:table-cell-properties fo:background-color="#f3f3f3" fo:padding-left="0.075in" fo:padding-right="0.075in" fo:padding-top="0in" fo:padding-bottom="0in" fo:border="0.0069in solid #000001">
        <style:background-image/>
      </style:table-cell-properties>
    </style:style>
    <style:style style:name="Table21" style:family="table">
      <style:table-properties style:width="6.65in" fo:margin-left="-0.15in" fo:margin-top="0.0694in" fo:margin-bottom="0in" table:align="left"/>
    </style:style>
    <style:style style:name="Table21.A" style:family="table-column">
      <style:table-column-properties style:column-width="6.65in"/>
    </style:style>
    <style:style style:name="Table21.1" style:family="table-row">
      <style:table-row-properties style:keep-together="true" fo:keep-together="auto"/>
    </style:style>
    <style:style style:name="Table21.A1" style:family="table-cell">
      <style:table-cell-properties fo:background-color="#f3f3f3" fo:padding-left="0.075in" fo:padding-right="0.075in" fo:padding-top="0in" fo:padding-bottom="0in" fo:border="0.0069in solid #000001">
        <style:background-image/>
      </style:table-cell-properties>
    </style:style>
    <style:style style:name="Table22" style:family="table">
      <style:table-properties style:width="6.65in" fo:margin-left="-0.15in" fo:margin-top="0.0694in" fo:margin-bottom="0in" table:align="left"/>
    </style:style>
    <style:style style:name="Table22.A" style:family="table-column">
      <style:table-column-properties style:column-width="6.65in"/>
    </style:style>
    <style:style style:name="Table22.1" style:family="table-row">
      <style:table-row-properties style:keep-together="true" fo:keep-together="auto"/>
    </style:style>
    <style:style style:name="Table22.A1" style:family="table-cell">
      <style:table-cell-properties fo:background-color="#f3f3f3" fo:padding-left="0.075in" fo:padding-right="0.075in" fo:padding-top="0in" fo:padding-bottom="0in" fo:border="0.0069in solid #000001">
        <style:background-image/>
      </style:table-cell-properties>
    </style:style>
    <style:style style:name="Table23" style:family="table">
      <style:table-properties style:width="6.65in" fo:margin-left="-0.15in" fo:margin-top="0.0694in" fo:margin-bottom="0in" table:align="left"/>
    </style:style>
    <style:style style:name="Table23.A" style:family="table-column">
      <style:table-column-properties style:column-width="6.65in"/>
    </style:style>
    <style:style style:name="Table23.1" style:family="table-row">
      <style:table-row-properties style:keep-together="true" fo:keep-together="auto"/>
    </style:style>
    <style:style style:name="Table23.A1" style:family="table-cell">
      <style:table-cell-properties fo:background-color="#f3f3f3" fo:padding-left="0.075in" fo:padding-right="0.075in" fo:padding-top="0in" fo:padding-bottom="0in" fo:border="0.0069in solid #000001">
        <style:background-image/>
      </style:table-cell-properties>
    </style:style>
    <style:style style:name="Table24" style:family="table">
      <style:table-properties style:width="6.65in" fo:margin-left="-0.15in" fo:margin-top="0.0694in" fo:margin-bottom="0in" table:align="left"/>
    </style:style>
    <style:style style:name="Table24.A" style:family="table-column">
      <style:table-column-properties style:column-width="6.65in"/>
    </style:style>
    <style:style style:name="Table24.1" style:family="table-row">
      <style:table-row-properties style:keep-together="true" fo:keep-together="auto"/>
    </style:style>
    <style:style style:name="Table24.A1" style:family="table-cell">
      <style:table-cell-properties fo:background-color="#f3f3f3" fo:padding-left="0.075in" fo:padding-right="0.075in" fo:padding-top="0in" fo:padding-bottom="0in" fo:border="0.0069in solid #000001">
        <style:background-image/>
      </style:table-cell-properties>
    </style:style>
    <style:style style:name="Table25" style:family="table">
      <style:table-properties style:width="6.65in" fo:margin-left="-0.15in" fo:margin-top="0.0694in" fo:margin-bottom="0in" table:align="left"/>
    </style:style>
    <style:style style:name="Table25.A" style:family="table-column">
      <style:table-column-properties style:column-width="6.65in"/>
    </style:style>
    <style:style style:name="Table25.1" style:family="table-row">
      <style:table-row-properties style:keep-together="true" fo:keep-together="auto"/>
    </style:style>
    <style:style style:name="Table25.A1" style:family="table-cell">
      <style:table-cell-properties fo:background-color="#f3f3f3" fo:padding-left="0.075in" fo:padding-right="0.075in" fo:padding-top="0in" fo:padding-bottom="0in" fo:border="0.0069in solid #000001">
        <style:background-image/>
      </style:table-cell-properties>
    </style:style>
    <style:style style:name="Table26" style:family="table">
      <style:table-properties style:width="6.65in" fo:margin-left="-0.15in" fo:margin-top="0.0694in" fo:margin-bottom="0in" table:align="left"/>
    </style:style>
    <style:style style:name="Table26.A" style:family="table-column">
      <style:table-column-properties style:column-width="6.65in"/>
    </style:style>
    <style:style style:name="Table26.1" style:family="table-row">
      <style:table-row-properties style:keep-together="true" fo:keep-together="auto"/>
    </style:style>
    <style:style style:name="Table26.A1" style:family="table-cell">
      <style:table-cell-properties fo:background-color="#f3f3f3" fo:padding-left="0.075in" fo:padding-right="0.075in" fo:padding-top="0in" fo:padding-bottom="0in" fo:border="0.0069in solid #000001">
        <style:background-image/>
      </style:table-cell-properties>
    </style:style>
    <style:style style:name="P1" style:family="paragraph" style:parent-style-name="Standard">
      <style:paragraph-properties fo:margin-top="0.0693in" fo:margin-bottom="0.0693in" fo:line-height="100%" fo:text-align="center" style:justify-single-word="false"/>
      <style:text-properties fo:font-weight="bold" style:font-weight-asian="bold"/>
    </style:style>
    <style:style style:name="P2" style:family="paragraph" style:parent-style-name="Standard">
      <style:paragraph-properties fo:margin-top="0.0693in" fo:margin-bottom="0.0693in" fo:line-height="100%" fo:text-align="center" style:justify-single-word="false"/>
      <style:text-properties style:text-underline-style="solid" style:text-underline-width="auto" style:text-underline-color="font-color" fo:font-weight="bold" style:font-weight-asian="bold"/>
    </style:style>
    <style:style style:name="P3" style:family="paragraph" style:parent-style-name="Standard">
      <style:paragraph-properties fo:margin-top="0.0693in" fo:margin-bottom="0.0693in" fo:line-height="100%"/>
    </style:style>
    <style:style style:name="P4" style:family="paragraph" style:parent-style-name="Standard">
      <style:paragraph-properties fo:margin-top="0.0693in" fo:margin-bottom="0.0693in" fo:line-height="100%" fo:text-align="center" style:justify-single-word="false"/>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fo:color="#0000ff" fo:font-size="10pt" fo:font-weight="normal" style:font-size-asian="10pt" style:font-weight-asian="normal" style:font-size-complex="10pt" style:font-weight-complex="normal"/>
    </style:style>
    <style:style style:name="P7" style:family="paragraph" style:parent-style-name="Standard">
      <style:paragraph-properties style:writing-mode="lr-tb"/>
      <style:text-properties fo:color="#ff00ff" fo:font-weight="bold" style:font-weight-asian="bold" style:font-weight-complex="bold"/>
    </style:style>
    <style:style style:name="P8" style:family="paragraph" style:parent-style-name="Standard">
      <style:paragraph-properties style:writing-mode="lr-tb"/>
      <style:text-properties style:use-window-font-color="true"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writing-mode="lr-tb"/>
    </style:style>
    <style:style style:name="P10" style:family="paragraph" style:parent-style-name="Definition_20_Term">
      <style:paragraph-properties style:writing-mode="lr-tb">
        <style:tab-stops/>
      </style:paragraph-properties>
      <style:text-properties fo:color="#6666ff"/>
    </style:style>
    <style:style style:name="P11" style:family="paragraph" style:parent-style-name="Definition_20_Term">
      <style:paragraph-properties fo:text-align="start" style:justify-single-word="false" style:writing-mode="lr-tb"/>
    </style:style>
    <style:style style:name="P12" style:family="paragraph" style:parent-style-name="Definition_20_Term">
      <style:paragraph-properties fo:text-align="start" style:justify-single-word="false" style:writing-mode="lr-tb"/>
      <style:text-properties fo:color="#3333ff" fo:font-size="11pt" fo:font-weight="bold" style:font-size-asian="11pt" style:font-weight-asian="bold" style:font-size-complex="11pt" style:font-weight-complex="bold"/>
    </style:style>
    <style:style style:name="P13" style:family="paragraph" style:parent-style-name="Heading_20_1">
      <style:paragraph-properties style:writing-mode="lr-tb"/>
      <style:text-properties fo:color="#ff00ff" fo:font-size="16pt" style:font-size-asian="16pt" style:font-size-complex="16pt"/>
    </style:style>
    <style:style style:name="P14" style:family="paragraph" style:parent-style-name="Definition_20_List">
      <style:paragraph-properties fo:margin-left="0in" fo:margin-right="0in" fo:text-indent="0.5in" style:auto-text-indent="false" style:writing-mode="lr-tb"/>
      <style:text-properties fo:color="#000000" fo:font-size="10pt" style:font-size-asian="10pt" style:font-size-complex="10pt"/>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left="0in" fo:margin-right="0in" fo:text-align="justify" style:justify-single-word="false" fo:text-indent="0.5in" style:auto-text-indent="false"/>
    </style:style>
    <style:style style:name="P17" style:family="paragraph" style:parent-style-name="Standard">
      <style:paragraph-properties fo:margin-left="0in" fo:margin-right="0in" fo:text-indent="0.5in" style:auto-text-indent="false"/>
      <style:text-properties fo:font-size="10pt" style:font-size-asian="10pt" style:font-size-complex="10pt"/>
    </style:style>
    <style:style style:name="P18" style:family="paragraph" style:parent-style-name="Standard">
      <style:paragraph-properties fo:margin-left="0in" fo:margin-right="0in" fo:margin-top="0.0693in" fo:margin-bottom="0.0693in" fo:line-height="100%" fo:text-align="justify" style:justify-single-word="false" fo:keep-together="auto" fo:orphans="0" fo:widows="0" fo:text-indent="0.5in" style:auto-text-indent="false" fo:background-color="#ffffff" fo:padding="0in" fo:border="none" fo:keep-with-next="auto">
        <style:background-image/>
      </style:paragraph-properties>
    </style:style>
    <style:style style:name="P19" style:family="paragraph" style:parent-style-name="Standard">
      <style:paragraph-properties fo:margin-left="0in" fo:margin-right="0in" fo:margin-top="0.0693in" fo:margin-bottom="0.0693in" fo:line-height="100%" fo:text-align="start" style:justify-single-word="false" fo:keep-together="auto" fo:orphans="0" fo:widows="0" fo:text-indent="0.5in" style:auto-text-indent="false" fo:background-color="#ffffff" fo:padding="0in" fo:border="none" fo:keep-with-next="auto">
        <style:background-image/>
      </style:paragraph-properties>
    </style:style>
    <style:style style:name="P20" style:family="paragraph" style:parent-style-name="Standard">
      <style:paragraph-properties fo:margin-left="0in" fo:margin-right="0in" fo:margin-top="0.0693in" fo:margin-bottom="0.0693in" fo:line-height="100%" fo:text-align="start" style:justify-single-word="false" fo:keep-together="auto" fo:orphans="0" fo:widows="0" fo:text-indent="0.5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1" style:family="paragraph" style:parent-style-name="Standard">
      <style:paragraph-properties fo:margin-top="0in" fo:margin-bottom="0.139in" fo:line-height="115%"/>
    </style:style>
    <style:style style:name="P22" style:family="paragraph" style:parent-style-name="Standard">
      <style:paragraph-properties fo:margin-top="0in" fo:margin-bottom="0.139in" fo:line-height="115%" fo:text-align="start" style:justify-single-word="false"/>
    </style:style>
    <style:style style:name="P23" style:family="paragraph" style:parent-style-name="Standard">
      <style:paragraph-properties fo:margin-top="0in" fo:margin-bottom="0.139in" fo:line-height="115%"/>
      <style:text-properties fo:font-style="italic" style:font-style-asian="italic"/>
    </style:style>
    <style:style style:name="P24" style:family="paragraph" style:parent-style-name="Standard">
      <style:paragraph-properties fo:margin-top="0in" fo:margin-bottom="0.139in" fo:line-height="115%"/>
      <style:text-properties fo:font-weight="bold" style:font-weight-asian="bold"/>
    </style:style>
    <style:style style:name="P25" style:family="paragraph" style:parent-style-name="Standard">
      <style:paragraph-properties fo:margin-top="0in" fo:margin-bottom="0.139in" fo:line-height="115%"/>
      <style:text-properties fo:color="#0000ff" fo:font-weight="bold" style:font-weight-asian="bold"/>
    </style:style>
    <style:style style:name="P26"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text-properties fo:color="#ff0000" fo:font-size="14pt" fo:font-weight="bold" style:font-size-asian="14pt" style:font-weight-asian="bold" style:font-size-complex="14pt"/>
    </style:style>
    <style:style style:name="P27"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style>
    <style:style style:name="P28"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text-properties fo:color="#008000" fo:font-size="10pt" fo:font-weight="bold" style:font-size-asian="10pt" style:font-weight-asian="bold" style:font-size-complex="10pt"/>
    </style:style>
    <style:style style:name="P29" style:family="paragraph" style:parent-style-name="Standard">
      <style:paragraph-properties fo:margin-left="0.0626in" fo:margin-right="0in" fo:text-align="justify" style:justify-single-word="false" fo:text-indent="-0.0626in" style:auto-text-indent="false">
        <style:tab-stops>
          <style:tab-stop style:position="-0.0626in"/>
          <style:tab-stop style:position="0in"/>
          <style:tab-stop style:position="0.4374in"/>
        </style:tab-stops>
      </style:paragraph-properties>
    </style:style>
    <style:style style:name="P30" style:family="paragraph" style:parent-style-name="Standard">
      <style:paragraph-properties fo:margin-left="0.0626in" fo:margin-right="0in" fo:text-align="justify" style:justify-single-word="false" fo:text-indent="-0.0626in" style:auto-text-indent="false">
        <style:tab-stops>
          <style:tab-stop style:position="-0.0626in"/>
          <style:tab-stop style:position="0in"/>
          <style:tab-stop style:position="0.4374in"/>
        </style:tab-stops>
      </style:paragraph-properties>
      <style:text-properties fo:font-size="10pt" style:font-size-asian="10pt" style:font-size-complex="10pt"/>
    </style:style>
    <style:style style:name="P31"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P32"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style>
    <style:style style:name="P33"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fo:font-size="12pt" fo:font-style="normal" style:text-underline-style="none" fo:font-weight="normal" style:font-size-asian="12pt" style:font-style-asian="normal" style:font-weight-asian="normal" style:font-size-complex="12pt"/>
    </style:style>
    <style:style style:name="P34"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style>
    <style:style style:name="P35"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6" style:family="paragraph" style:parent-style-name="Standard">
      <style:paragraph-properties fo:margin-left="0in" fo:margin-right="0in" fo:margin-top="0.0693in" fo:margin-bottom="0.0693in" fo:line-height="100%" fo:text-align="justify"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7" style:family="paragraph" style:parent-style-name="Standard">
      <style:paragraph-properties fo:margin-left="0in" fo:margin-right="0in" fo:margin-top="0.0693in" fo:margin-bottom="0.0693in" fo:line-height="115%"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text-properties fo:font-variant="normal" fo:text-transform="none" fo:color="#000000" style:text-line-through-style="none" style:text-position="0% 100%" style:font-name="Courier New1" fo:font-size="10pt" fo:font-style="normal" style:text-underline-style="none" fo:font-weight="normal" style:font-name-asian="Courier New2" style:font-size-asian="10pt" style:font-style-asian="normal" style:font-weight-asian="normal" style:font-name-complex="Courier New2" style:font-size-complex="10pt"/>
    </style:style>
    <style:style style:name="P38"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ff"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9"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style>
    <style:style style:name="P40" style:family="paragraph" style:parent-style-name="Standard">
      <style:paragraph-properties fo:margin-left="0in" fo:margin-right="0in" fo:text-align="justify" style:justify-single-word="false" fo:text-indent="0in" style:auto-text-indent="false"/>
    </style:style>
    <style:style style:name="P41" style:family="paragraph" style:parent-style-name="Standard">
      <style:paragraph-properties fo:margin-left="0in" fo:margin-right="0in" fo:text-align="justify" style:justify-single-word="false" fo:text-indent="0in" style:auto-text-indent="false"/>
      <style:text-properties fo:color="#0000ff" fo:font-weight="bold" style:font-weight-asian="bold"/>
    </style:style>
    <style:style style:name="P42" style:family="paragraph" style:parent-style-name="Definition_20_List">
      <style:paragraph-properties fo:margin-left="0in" fo:margin-right="0in" fo:text-align="start" style:justify-single-word="false" fo:text-indent="0in" style:auto-text-indent="false" style:writing-mode="lr-tb"/>
      <style:text-properties fo:color="#6666ff" fo:font-size="11pt" fo:font-style="italic" style:font-size-asian="11pt" style:font-style-asian="italic" style:font-size-complex="11pt" style:font-style-complex="italic"/>
    </style:style>
    <style:style style:name="P43" style:family="paragraph" style:parent-style-name="Definition_20_List">
      <style:paragraph-properties fo:margin-left="0in" fo:margin-right="0in" fo:text-align="start" style:justify-single-word="false" fo:text-indent="0in" style:auto-text-indent="false" style:writing-mode="lr-tb"/>
    </style:style>
    <style:style style:name="P44" style:family="paragraph" style:parent-style-name="Standard">
      <style:paragraph-properties fo:text-align="justify" style:justify-single-word="false"/>
    </style:style>
    <style:style style:name="P45" style:family="paragraph" style:parent-style-name="Standard">
      <style:text-properties fo:font-weight="bold" style:font-weight-asian="bold"/>
    </style:style>
    <style:style style:name="P46" style:family="paragraph" style:parent-style-name="Standard">
      <style:paragraph-properties fo:text-align="center" style:justify-single-word="false"/>
    </style:style>
    <style:style style:name="P47" style:family="paragraph" style:parent-style-name="Standard">
      <style:paragraph-properties fo:text-align="justify" style:justify-single-word="false"/>
      <style:text-properties fo:color="#0000ff" fo:font-size="10pt" fo:font-weight="bold" style:font-size-asian="10pt" style:font-weight-asian="bold" style:font-size-complex="10pt"/>
    </style:style>
    <style:style style:name="P48" style:family="paragraph" style:parent-style-name="Standard">
      <style:text-properties fo:color="#0000ff" fo:font-weight="bold" style:font-weight-asian="bold"/>
    </style:style>
    <style:style style:name="P49" style:family="paragraph" style:parent-style-name="Standard">
      <style:text-properties fo:color="#ff00ff"/>
    </style:style>
    <style:style style:name="P50" style:family="paragraph" style:parent-style-name="Standard">
      <style:text-properties fo:color="#ff0000"/>
    </style:style>
    <style:style style:name="P51" style:family="paragraph" style:parent-style-name="Standard">
      <style:text-properties fo:color="#ff0000" fo:font-size="10pt" style:font-size-asian="10pt" style:font-size-complex="10pt"/>
    </style:style>
    <style:style style:name="P52" style:family="paragraph" style:parent-style-name="Standard">
      <style:text-properties fo:color="#000000"/>
    </style:style>
    <style:style style:name="P53" style:family="paragraph" style:parent-style-name="Standard">
      <style:text-properties fo:font-style="italic" style:font-style-asian="italic"/>
    </style:style>
    <style:style style:name="P54" style:family="paragraph" style:parent-style-name="Standard">
      <style:text-properties fo:font-size="10pt" style:font-size-asian="10pt" style:font-size-complex="10pt"/>
    </style:style>
    <style:style style:name="P55" style:family="paragraph" style:parent-style-name="Standard">
      <style:paragraph-properties fo:text-align="start" style:justify-single-word="false"/>
    </style:style>
    <style:style style:name="P56" style:family="paragraph" style:parent-style-name="Standard">
      <style:paragraph-properties fo:text-align="start" style:justify-single-word="false"/>
      <style:text-properties style:font-name="Times New Roman" fo:font-size="12pt" fo:font-weight="normal" style:font-name-asian="Times New Roman1" style:font-size-asian="12pt" style:font-weight-asian="normal" style:font-name-complex="Times New Roman1" style:font-size-complex="12pt"/>
    </style:style>
    <style:style style:name="P57" style:family="paragraph" style:parent-style-name="Heading_20_6">
      <style:text-properties style:font-name="Arial1" fo:font-size="12pt" style:font-name-asian="Arial2" style:font-size-asian="12pt" style:font-name-complex="Arial2" style:font-size-complex="12pt"/>
    </style:style>
    <style:style style:name="P58" style:family="paragraph" style:parent-style-name="Heading_20_6">
      <style:text-properties fo:color="#ff00ff" style:font-name="Arial1" fo:font-size="24pt" style:font-name-asian="Arial2" style:font-size-asian="24pt" style:font-name-complex="Arial2" style:font-size-complex="24pt"/>
    </style:style>
    <style:style style:name="P59" style:family="paragraph" style:parent-style-name="Heading_20_1">
      <style:text-properties fo:color="#ff00ff"/>
    </style:style>
    <style:style style:name="P60" style:family="paragraph" style:parent-style-name="Heading_20_1">
      <style:text-properties fo:color="#ff00ff" fo:font-size="16pt" style:font-size-asian="16pt" style:font-size-complex="16pt"/>
    </style:style>
    <style:style style:name="P61" style:family="paragraph" style:parent-style-name="Heading_20_1">
      <style:paragraph-properties fo:text-align="justify" style:justify-single-word="false"/>
      <style:text-properties fo:color="#ff00ff"/>
    </style:style>
    <style:style style:name="P62" style:family="paragraph" style:parent-style-name="Heading_20_1">
      <style:text-properties fo:color="#ff00ff" style:font-name="Times New Roman" fo:font-size="12pt" style:font-name-asian="Times New Roman1" style:font-size-asian="12pt" style:font-name-complex="Times New Roman1" style:font-size-complex="12pt"/>
    </style:style>
    <style:style style:name="P63" style:family="paragraph" style:parent-style-name="Heading_20_1">
      <style:text-properties fo:color="#ff00ff" fo:font-size="24pt" style:font-size-asian="24pt" style:font-size-complex="24pt"/>
    </style:style>
    <style:style style:name="P64" style:family="paragraph" style:parent-style-name="Heading_20_1">
      <style:text-properties fo:color="#ff0000" fo:font-size="12pt" style:font-size-asian="12pt" style:font-size-complex="12pt"/>
    </style:style>
    <style:style style:name="P65" style:family="paragraph" style:parent-style-name="Heading_20_4">
      <style:text-properties fo:color="#ff00ff" fo:font-size="16pt" style:font-size-asian="16pt" style:font-size-complex="16pt"/>
    </style:style>
    <style:style style:name="P66" style:family="paragraph" style:parent-style-name="Text_20_body">
      <style:paragraph-properties fo:margin-left="0.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67" style:family="paragraph" style:parent-style-name="Heading_20_1">
      <style:paragraph-properties fo:margin-left="0.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68" style:family="paragraph" style:parent-style-name="Definition_20_Term" style:master-page-name="Standard">
      <style:paragraph-properties style:page-number="auto" style:writing-mode="lr-tb"/>
      <style:text-properties fo:color="#ff00ff" fo:font-size="20pt" fo:font-weight="bold" style:font-size-asian="20pt" style:font-weight-asian="bold" style:font-size-complex="20pt" style:font-weight-complex="bold"/>
    </style:style>
    <style:style style:name="T1" style:family="text">
      <style:text-properties style:font-name="Arial" style:letter-kerning="true" style:font-name-asian="Arial" style:font-name-complex="Arial"/>
    </style:style>
    <style:style style:name="T2" style:family="text">
      <style:text-properties fo:color="#ff00ff"/>
    </style:style>
    <style:style style:name="T3" style:family="text">
      <style:text-properties fo:color="#ff00ff" fo:font-weight="bold" style:font-weight-asian="bold"/>
    </style:style>
    <style:style style:name="T4" style:family="text">
      <style:text-properties fo:color="#ff00ff" fo:font-style="italic" fo:font-weight="bold" style:font-style-asian="italic" style:font-weight-asian="bold"/>
    </style:style>
    <style:style style:name="T5" style:family="text">
      <style:text-properties fo:color="#ff00ff" fo:font-style="italic" style:font-style-asian="italic"/>
    </style:style>
    <style:style style:name="T6" style:family="text">
      <style:text-properties fo:color="#ff00ff" fo:font-size="14pt" fo:font-weight="bold" style:font-size-asian="14pt" style:font-weight-asian="bold" style:font-size-complex="14pt"/>
    </style:style>
    <style:style style:name="T7" style:family="text">
      <style:text-properties fo:color="#ff00ff" fo:font-size="11pt" style:text-underline-style="solid" style:text-underline-width="auto" style:text-underline-color="font-color" fo:font-weight="bold" style:font-size-asian="11pt" style:font-weight-asian="bold" style:font-size-complex="11pt" style:font-weight-complex="bold"/>
    </style:style>
    <style:style style:name="T8" style:family="text">
      <style:text-properties fo:color="#0000ff"/>
    </style:style>
    <style:style style:name="T9" style:family="text">
      <style:text-properties fo:color="#0000ff" fo:font-weight="bold" style:font-weight-asian="bold"/>
    </style:style>
    <style:style style:name="T10" style:family="text">
      <style:text-properties fo:color="#0000ff" fo:font-weight="bold" style:font-weight-asian="bold" style:font-weight-complex="bold"/>
    </style:style>
    <style:style style:name="T11" style:family="text">
      <style:text-properties fo:color="#0000ff" style:text-underline-style="solid" style:text-underline-width="auto" style:text-underline-color="font-color" fo:font-weight="bold" style:font-weight-asian="bold"/>
    </style:style>
    <style:style style:name="T12" style:family="text">
      <style:text-properties fo:color="#0000ff" fo:font-size="10pt" fo:font-weight="bold" style:font-size-asian="10pt" style:font-weight-asian="bold" style:font-size-complex="10pt" style:font-weight-complex="bold"/>
    </style:style>
    <style:style style:name="T13" style:family="text">
      <style:text-properties fo:color="#0000ff" fo:font-size="10pt" style:font-size-asian="10pt" style:font-size-complex="10pt"/>
    </style:style>
    <style:style style:name="T14" style:family="text">
      <style:text-properties fo:color="#0000ff" fo:font-size="10pt" fo:font-weight="normal" style:font-size-asian="10pt" style:font-weight-asian="normal" style:font-size-complex="10pt" style:font-weight-complex="normal"/>
    </style:style>
    <style:style style:name="T15" style:family="text">
      <style:text-properties fo:color="#0000ff" fo:font-style="italic" style:font-style-asian="italic"/>
    </style:style>
    <style:style style:name="T16" style:family="text">
      <style:text-properties fo:color="#0000ff" fo:font-style="italic" fo:font-weight="bold" style:font-style-asian="italic" style:font-weight-asian="bold"/>
    </style:style>
    <style:style style:name="T17" style:family="text">
      <style:text-properties fo:color="#0000ff" style:font-name="Times New Roman" fo:font-size="12pt" style:font-name-asian="Times New Roman1" style:font-size-asian="12pt" style:font-name-complex="Times New Roman1" style:font-size-complex="12pt"/>
    </style:style>
    <style:style style:name="T18" style:family="text">
      <style:text-properties fo:color="#0000ff" style:font-name="Times New Roman" style:text-underline-style="solid" style:text-underline-width="auto" style:text-underline-color="font-color" style:font-name-asian="Times New Roman1" style:font-name-complex="Times New Roman1"/>
    </style:style>
    <style:style style:name="T19" style:family="text">
      <style:text-properties fo:color="#0000ff" style:font-name="Noto Sans Symbols" fo:font-size="12pt" fo:font-weight="bold" style:font-name-asian="Noto Sans Symbols1" style:font-size-asian="12pt" style:font-weight-asian="bold" style:font-name-complex="Noto Sans Symbols1" style:font-size-complex="12pt"/>
    </style:style>
    <style:style style:name="T20" style:family="text">
      <style:text-properties fo:color="#0000ff" style:text-line-through-style="none"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1" style:family="text">
      <style:text-properties fo:color="#0000ff" fo:font-size="11pt" fo:font-weight="bold" style:font-size-asian="11pt" style:font-weight-asian="bold" style:font-size-complex="11pt" style:font-weight-complex="bold"/>
    </style:style>
    <style:style style:name="T22" style:family="text">
      <style:text-properties fo:color="#0000ff" fo:font-weight="normal" style:font-weight-asian="normal" style:font-weight-complex="normal"/>
    </style:style>
    <style:style style:name="T23" style:family="text">
      <style:text-properties fo:color="#ff0000" fo:font-weight="bold" style:font-weight-asian="bold"/>
    </style:style>
    <style:style style:name="T24" style:family="text">
      <style:text-properties fo:color="#ff0000" fo:font-size="14pt" fo:font-weight="bold" style:font-size-asian="14pt" style:font-weight-asian="bold" style:font-size-complex="14pt"/>
    </style:style>
    <style:style style:name="T25" style:family="text">
      <style:text-properties fo:font-size="10pt" style:font-size-asian="10pt" style:font-size-complex="10pt"/>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style>
    <style:style style:name="T29" style:family="text">
      <style:text-properties fo:font-style="italic" fo:font-weight="bold" style:font-style-asian="italic" style:font-weight-asian="bold"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color="#000000"/>
    </style:style>
    <style:style style:name="T34" style:family="text">
      <style:text-properties fo:color="#000000" fo:font-style="italic" style:font-style-asian="italic"/>
    </style:style>
    <style:style style:name="T35" style:family="text">
      <style:text-properties fo:color="#000000" style:font-name="Times New Roman" fo:font-size="12pt" style:font-name-asian="Times New Roman1" style:font-size-asian="12pt" style:font-name-complex="Times New Roman1" style:font-size-complex="12pt"/>
    </style:style>
    <style:style style:name="T36" style:family="text">
      <style:text-properties fo:color="#000000" style:text-line-through-style="none" fo:font-size="18pt" fo:font-style="normal" style:text-underline-style="none" fo:font-weight="normal" style:font-size-asian="18pt" style:font-style-asian="normal" style:font-weight-asian="normal" style:font-size-complex="18pt"/>
    </style:style>
    <style:style style:name="T37" style:family="text">
      <style:text-properties fo:color="#000000" style:text-line-through-style="none" fo:font-size="12pt" fo:font-style="normal" style:text-underline-style="none" fo:font-weight="normal" style:font-size-asian="12pt" style:font-style-asian="normal" style:font-weight-asian="normal" style:font-size-complex="12pt"/>
    </style:style>
    <style:style style:name="T38" style:family="text">
      <style:text-properties fo:color="#000000" style:font-name="Times" fo:font-size="12pt" fo:font-style="italic" fo:font-weight="normal" style:font-name-asian="Times1" style:font-size-asian="12pt" style:font-style-asian="italic" style:font-weight-asian="normal" style:font-name-complex="Times1" style:font-size-complex="12pt"/>
    </style:style>
    <style:style style:name="T39" style:family="text">
      <style:text-properties style:text-underline-style="solid" style:text-underline-width="auto" style:text-underline-color="font-color" fo:font-weight="bold" style:font-weight-asian="bold"/>
    </style:style>
    <style:style style:name="T40" style:family="text">
      <style:text-properties style:font-name="Times New Roman" fo:font-size="12pt" fo:font-weight="normal" style:font-name-asian="Times New Roman1" style:font-size-asian="12pt" style:font-weight-asian="normal" style:font-name-complex="Times New Roman1" style:font-size-complex="12pt"/>
    </style:style>
    <style:style style:name="T41" style:family="text">
      <style:text-properties fo:font-size="16pt" fo:font-weight="bold" style:font-size-asian="16pt" style:font-weight-asian="bold" style:font-size-complex="16pt" style:font-weight-complex="bold"/>
    </style:style>
    <style:style style:name="T42" style:family="text">
      <style:text-properties style:use-window-font-color="true" fo:font-size="10pt" fo:font-weight="normal" style:font-size-asian="10pt" style:font-weight-asian="normal" style:font-size-complex="10pt" style:font-weight-complex="normal"/>
    </style:style>
    <style:style style:name="T43" style:family="text">
      <style:text-properties style:use-window-font-color="true" fo:font-weight="normal" style:font-weight-asian="normal" style:font-weight-complex="normal"/>
    </style:style>
    <style:style style:name="T44" style:family="text">
      <style:text-properties style:use-window-font-color="true" style:font-weight-complex="normal"/>
    </style:style>
    <style:style style:name="T45" style:family="text">
      <style:text-properties fo:color="#ccccff" style:text-line-through-style="none" fo:font-size="12pt" fo:font-style="normal" style:text-underline-style="none" fo:font-weight="normal" style:font-size-asian="12pt" style:font-style-asian="normal" style:font-weight-asian="normal" style:font-size-complex="12pt"/>
    </style:style>
    <style:style style:name="T46"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7"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8" style:family="text">
      <style:text-properties fo:font-variant="normal" fo:text-transform="none" fo:color="#000000" style:text-line-through-styl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font-style-complex="italic"/>
    </style:style>
    <style:style style:name="T49"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font-size-complex="12pt"/>
    </style:style>
    <style:style style:name="T50" style:family="text">
      <style:text-properties fo:font-variant="normal" fo:text-transform="none" fo:color="#000000" style:text-line-through-style="none"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1" style:family="text">
      <style:text-properties fo:font-variant="normal" fo:text-transform="none" fo:color="#000000" style:font-name="Times" fo:font-size="12pt" fo:font-style="normal" fo:font-weight="normal" style:font-name-asian="Times1" style:font-size-asian="12pt" style:font-style-asian="normal" style:font-weight-asian="normal" style:font-name-complex="Times1" style:font-size-complex="12pt"/>
    </style:style>
    <style:style style:name="T52" style:family="text">
      <style:text-properties fo:font-variant="normal" fo:text-transform="none" fo:color="#0000ff"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53" style:family="text">
      <style:text-properties fo:font-variant="normal" fo:text-transform="none" fo:color="#0000ff" style:text-line-through-style="none"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54" style:family="text">
      <style:text-properties style:text-position="0% 100%"/>
    </style:style>
    <style:style style:name="T55" style:family="text">
      <style:text-properties fo:color="#ffffff" style:text-line-through-style="none" style:font-name="Arimo" fo:font-size="12pt" fo:font-style="normal" style:text-underline-style="none" fo:font-weight="normal" style:font-name-asian="Arimo1" style:font-size-asian="12pt" style:font-style-asian="normal" style:font-weight-asian="normal" style:font-name-complex="Arimo1" style:font-size-complex="12pt"/>
    </style:style>
    <style:style style:name="T56" style:family="text">
      <style:text-properties fo:color="#6666ff" fo:font-size="11pt" fo:font-weight="bold" style:font-size-asian="11pt" style:font-weight-asian="bold" style:font-size-complex="11pt" style:font-weight-complex="bold"/>
    </style:style>
    <style:style style:name="T57" style:family="text">
      <style:text-properties fo:color="#6666ff" fo:font-size="11pt" style:font-size-asian="11pt" style:font-size-complex="11pt"/>
    </style:style>
    <style:style style:name="T58" style:family="text">
      <style:text-properties fo:color="#3333ff" fo:font-size="11pt" fo:font-weight="bold" style:font-size-asian="11pt" style:font-weight-asian="bold" style:font-size-complex="11pt" style:font-weight-complex="bold"/>
    </style:style>
    <style:style style:name="T59" style:family="text">
      <style:text-properties fo:color="#3333ff"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1">Build a program immediately from data processing examples</text:span> </text:p>
      <text:p text:style-name="P14"/>
      <text:p text:style-name="P10"><text:span text:style-name="T41">Sampletalk</text:span><text:span text:style-name="T32"> <text:s text:c="2"/>Language &amp; Programming Technology:</text:span> </text:p>
      <text:p text:style-name="P10">Data processing example abstraction immediately becomes a useful program if text matching is in focus</text:p>
      <text:p text:style-name="P7">A. Gleibman <text:s/></text:p>
      <text:p text:style-name="P8">sampletalk (at) gmail . com </text:p>
      <text:p text:style-name="P6"/>
      <text:p text:style-name="P6">See also: </text:p>
      <text:p text:style-name="P5"><text:span text:style-name="T12"><text:tab/></text:span><text:span text:style-name="T42">The </text:span><text:a xlink:type="simple" xlink:href="https://docs.google.com/presentation/d/e/2PACX-1vSt_Pdg_w_CobhqTBG1iDeFfxCSq3jI7DNE2dOt1nGfajoX0NIjx5FUvq0s5E7rCg/pub?start=false&amp;loop=false&amp;delayms=3000" text:style-name="Internet_20_link" text:visited-style-name="Visited_20_Internet_20_Link">philosophy</text:a> <text:span text:style-name="T42">of </text:span><text:span text:style-name="T14"><text:s/></text:span><text:a xlink:type="simple" xlink:href="https://docs.google.com/presentation/d/e/2PACX-1vSg3x7exaCjzoLcvbqa6OOpPO_9z-h87cT_pju2xKrabI3HU0EruJg1wNW8IxHu2w/pub?start=false&amp;loop=false&amp;delayms=3000" text:style-name="Internet_20_link" text:visited-style-name="Visited_20_Internet_20_Link">alternative programming</text:a> </text:p>
      <text:p text:style-name="P9"><text:a xlink:type="simple" xlink:href="#Abstract" text:style-name="Internet_20_link" text:visited-style-name="Visited_20_Internet_20_Link"><text:span text:style-name="T12"/></text:a></text:p>
      <text:p text:style-name="P9"><text:a xlink:type="simple" xlink:href="#Introduction" text:style-name="Internet_20_link" text:visited-style-name="Visited_20_Internet_20_Link"><text:span text:style-name="T56">Introduction</text:span></text:a><text:span text:style-name="T57"> <text:s/><text:tab/><text:tab/><text:tab/> <text:tab/> <text:s text:c="45"/></text:span></text:p>
      <text:p text:style-name="P11"><text:a xlink:type="simple" xlink:href="#Description of the language and technology" text:style-name="Internet_20_link" text:visited-style-name="Visited_20_Internet_20_Link"><text:span text:style-name="T21">Description of the language and technology</text:span></text:a><text:span text:style-name="T56"><text:tab/><text:tab/></text:span></text:p>
      <text:p text:style-name="P42">Program Examples:</text:p>
      <text:p text:style-name="P43"><text:a xlink:type="simple" xlink:href="#Natural language question understanding" text:style-name="Internet_20_link" text:visited-style-name="Visited_20_Internet_20_Link"><text:span text:style-name="T21">Natural language understanding</text:span></text:a></text:p>
      <text:p text:style-name="P43"><text:a xlink:type="simple" xlink:href="#Abstraction of natural language reasoning" text:style-name="Internet_20_link" text:visited-style-name="Visited_20_Internet_20_Link"><text:span text:style-name="T21">Abstraction of natural language reasoning</text:span></text:a></text:p>
      <text:p text:style-name="P43"><text:a xlink:type="simple" xlink:href="#Morphologic and syntax analysis of a sentence" text:style-name="Internet_20_link" text:visited-style-name="Visited_20_Internet_20_Link"><text:span text:style-name="T21">Morphologic and syntax analysis of a sentence</text:span></text:a></text:p>
      <text:p text:style-name="P43"><text:a xlink:type="simple" xlink:href="#Parts Inventory" text:style-name="Internet_20_link" text:visited-style-name="Visited_20_Internet_20_Link"><text:span text:style-name="T21">Parts inventory</text:span></text:a></text:p>
      <text:p text:style-name="P43"><text:a xlink:type="simple" xlink:href="#Logic Formula Transformation (shifting quantifiers)" text:style-name="Internet_20_link" text:visited-style-name="Visited_20_Internet_20_Link"><text:span text:style-name="T21">Logic formula transformations</text:span></text:a></text:p>
      <text:p text:style-name="P43"><text:a xlink:type="simple" xlink:href="#Logic reasoning about polygons" text:style-name="Internet_20_link" text:visited-style-name="Visited_20_Internet_20_Link"><text:span text:style-name="T21">Logic reasoning about polygons, expressed in English</text:span></text:a></text:p>
      <text:p text:style-name="P43"><text:a xlink:type="simple" xlink:href="#Recognition of regularities" text:style-name="Internet_20_link" text:visited-style-name="Visited_20_Internet_20_Link"><text:span text:style-name="T21">Recognition of regularities in word codes</text:span></text:a></text:p>
      <text:p text:style-name="P43"><text:a xlink:type="simple" xlink:href="#Transformation of infix notation" text:style-name="Internet_20_link" text:visited-style-name="Visited_20_Internet_20_Link"><text:span text:style-name="T21">Transformation of infix notation of arithmetic expressions into prefix notation</text:span></text:a></text:p>
      <text:p text:style-name="P43"><text:a xlink:type="simple" xlink:href="#Word Inversion" text:style-name="Internet_20_link" text:visited-style-name="Visited_20_Internet_20_Link"><text:span text:style-name="T21">Word and list processing</text:span></text:a></text:p>
      <text:p text:style-name="P43"><text:a xlink:type="simple" xlink:href="#Bubble sort of a digit list" text:style-name="Internet_20_link" text:visited-style-name="Visited_20_Internet_20_Link"><text:span text:style-name="T21">Sorting</text:span></text:a></text:p>
      <text:p text:style-name="P43"><text:a xlink:type="simple" xlink:href="#About sequential and parallel processing" text:style-name="Internet_20_link" text:visited-style-name="Visited_20_Internet_20_Link"><text:span text:style-name="T21">About sequential and parallel processing in Sampletalk: limitations of sequential object matching</text:span></text:a></text:p>
      <text:p text:style-name="P43"><text:a xlink:type="simple" xlink:href="../sample2_rls.zip" text:style-name="Internet_20_link" text:visited-style-name="Visited_20_Internet_20_Link"><text:span text:style-name="T7">Download Sampletalk Compiler (experimental version for Windows)</text:span></text:a></text:p>
      <text:p text:style-name="P43"><text:a xlink:type="simple" xlink:href="#Conclusion about Sampletalk" text:style-name="Internet_20_link" text:visited-style-name="Visited_20_Internet_20_Link"><text:span text:style-name="T58">Metaphoric conclusion about Sampletalk programming technology</text:span></text:a></text:p>
      <text:p text:style-name="P11"><text:a xlink:type="simple" xlink:href="#Perspectives for the Future" text:style-name="Internet_20_link" text:visited-style-name="Visited_20_Internet_20_Link"><text:span text:style-name="T58">Perspectives for the Future</text:span></text:a></text:p>
      <text:p text:style-name="P43"><text:a xlink:type="simple" xlink:href="#Related publications" text:style-name="Internet_20_link" text:visited-style-name="Visited_20_Internet_20_Link"><text:span text:style-name="T21">Related Publications</text:span></text:a><text:span text:style-name="T58"> </text:span></text:p>
      <text:p text:style-name="P12"/>
      <text:h text:style-name="P13" text:outline-level="1"><text:bookmark text:name="Introduction"/>Introduction</text:h>
      <text:p text:style-name="Standard"><text:span text:style-name="T9"><text:tab/></text:span>This is a description of the AI language Sampletalk and of the corresponding programming technology. </text:p>
      <text:p text:style-name="P15">Using Sampletalk, one can transform a set of sample texts into a working program, which employs <text:span text:style-name="T26">regularities</text:span>, contained in the texts, and behaves with other texts according to thus developed <text:span text:style-name="T26">understanding</text:span> of the texts. The sample texts are unrestricted. They may contain natural language descriptions of some data, linguistic rules, biological code sequences, rules for combining the data, symbolic math expressions, complex data examples in any text form, etc.</text:p>
      <text:p text:style-name="Standard"><text:tab/>The running of a Sampletalk program resembles a matching of objects in a human brain. Program elements (we call them <text:span text:style-name="T27">samples</text:span>), and the data being processed, should have some <text:soft-page-break/>similarities, which are employed for driving the process. </text:p>
      <text:p text:style-name="Standard"><text:tab/>In [1] and [2] we prove that any algorithm can be created in this way. Rather than <text:span text:style-name="T27">encoding</text:span> the algorithm one can <text:span text:style-name="T26">compose</text:span> it from some sample data without programming in a common sense, where data structures and the order of operations are to be specified. </text:p>
      <text:p text:style-name="Standard"/>
      <text:h text:style-name="P60" text:outline-level="1"><text:bookmark text:name="Description of the language and technology"/>Description of the language and technology</text:h>
      <text:p text:style-name="P16">Sampletalk language is characterized by a trivial syntax and by an extreme similarity of the program code elements to demo samples of the data being processed.</text:p>
      <text:p text:style-name="P16"/>
      <table:table table:name="Table1" table:style-name="Table1">
        <table:table-column table:style-name="Table1.A"/>
        <table:table-row table:style-name="Table1.1">
          <table:table-cell table:style-name="Table1.A1" office:value-type="string">
            <text:p text:style-name="P35">The following Sampletalk program example demonstrates a small knowledge base. All its facts, rules and queries are extracted from English phrases. Note that only uncapitalized <text:s/>English words are used here; capital letters and the symbol <text:span text:style-name="T44">“</text:span><text:span text:style-name="T59">_</text:span><text:span text:style-name="T44">”</text:span> stand for <text:span text:style-name="T27">variables.</text:span></text:p>
            <text:p text:style-name="P37"/>
          </table:table-cell>
        </table:table-row>
        <table:table-row table:style-name="Table1.2">
          <table:table-cell table:style-name="Table1.A1" office:value-type="string">
            <text:p text:style-name="P21"><text:span text:style-name="T9">where is new york?..<text:tab/><text:tab/><text:tab/><text:tab/></text:span>% Goal (query)<text:span text:style-name="T9"><text:line-break/>where is X? in Y :- X is situated in Y..<text:tab/></text:span>% Inference rules<text:line-break/><text:span text:style-name="T9">who is X? Y :- X is Y.. <text:line-break/>new york is situated in america..<text:tab/><text:tab/></text:span>% Facts in a natural language form<text:line-break/><text:span text:style-name="T9">st. petersburg is situated in russia..<text:line-break/>book is situated on table..<text:line-break/>joe is son of maria and peter..<text:line-break/>nick is son of maria and peter..<text:line-break/>julia is daughter of maria and peter..<text:line-break/>jack is son of julia and nick..</text:span></text:p>
          </table:table-cell>
        </table:table-row>
        <table:table-row table:style-name="Table1.2">
          <table:table-cell table:style-name="Table1.A1" office:value-type="string">
            <text:p text:style-name="P21">Note that words <text:span text:style-name="T9">where</text:span>, <text:span text:style-name="T9">is</text:span>,<text:span text:style-name="T9"> situated</text:span>,<text:span text:style-name="T9"> who</text:span> and the question signs are <text:span text:style-name="T26">not</text:span> key constructions of the language. Their meaning is defined just here, <text:span text:style-name="T26">via their usage</text:span>. You can consider the symbol <text:span text:style-name="T9">:-</text:span> as a separator between a procedure head and a procedure body, or as an <text:span text:style-name="T29">if</text:span> condition: the head holds if the body holds. Here you can find 2 heads with bodies (inference rules) and 7 heads without bodies (they are called facts; they always hold). Although this program consists only of 9 clauses, you can ask a number of questions (queries), e.g.:<text:span text:style-name="T9"> <text:line-break/>where is new york?</text:span> (the result will be <text:span text:style-name="T9">where is new york? in america</text:span>)<text:line-break/><text:span text:style-name="T9">who is julia?</text:span><text:span text:style-name="T8"> </text:span>(the result will be <text:span text:style-name="T9">who is julia?</text:span><text:span text:style-name="T8"> </text:span><text:span text:style-name="T9">daughter of maria and peter</text:span>)<text:line-break/><text:span text:style-name="T9">X is son of maria and Y </text:span>(<text:span text:style-name="T9">X</text:span> will match <text:span text:style-name="T9">joe</text:span>, then <text:span text:style-name="T9">nick</text:span>)<text:line-break/><text:span text:style-name="T9">Jack is Y of Z</text:span> (<text:span text:style-name="T9">Y</text:span> will match <text:span text:style-name="T9">son</text:span>, <text:span text:style-name="T9">Z</text:span> - <text:span text:style-name="T9">julia and nick</text:span>)<text:line-break/><text:span text:style-name="T9">X is son of </text:span><text:span text:style-name="T10">_</text:span><text:span text:style-name="T31"> </text:span>(<text:span text:style-name="T9">X</text:span> will match <text:span text:style-name="T9">joe</text:span>, then <text:span text:style-name="T9">nick</text:span><text:span text:style-name="T43">,</text:span><text:span text:style-name="T9"> </text:span><text:span text:style-name="T43">then</text:span><text:span text:style-name="T9"> jack</text:span>. </text:p>
          </table:table-cell>
        </table:table-row>
        <table:table-row table:style-name="Table1.2">
          <table:table-cell table:style-name="Table1.A1" office:value-type="string">
            <text:p text:style-name="P21">So, the goal is <text:span text:style-name="T26">expanded</text:span> according to the inference rules and facts. You can easily enrich this knowledge for processing other questions like <text:span text:style-name="T9">what is on table?</text:span>, for introducing desired syntax or semantic tags, for generating explanations etc.</text:p>
          </table:table-cell>
        </table:table-row>
      </table:table>
      <text:p text:style-name="P16"><text:soft-page-break/>Symbol <text:span text:style-name="T10">:-</text:span> between a clause head and a clause body and the double-dot <text:span text:style-name="T9">..</text:span> is almost all the language syntax. <text:span text:style-name="T4">Matching</text:span> between the program elements controls the algorithm. These elements may contain <text:span text:style-name="T26">variables</text:span>, like <text:span text:style-name="T9">X</text:span> and <text:span text:style-name="T9">Y</text:span> in the example above.<text:span text:style-name="T9"> </text:span>You can imagine programming in Sampletalk as extracting the reasoning rules from natural sources. Consider the rule </text:p>
      <text:p text:style-name="P41">were is X? in Y :- X is situated in Y. </text:p>
      <text:p text:style-name="P40">This is a rephrasing of the following reasoning: </text:p>
      <text:p text:style-name="P40"><text:span text:style-name="T43">I know that </text:span><text:span text:style-name="T9">X is situated in Y. </text:span><text:span text:style-name="T43">Then, if asked</text:span><text:span text:style-name="T9"> "where is X?", </text:span><text:span text:style-name="T43">I should answer</text:span><text:span text:style-name="T9"> "in Y"</text:span>. </text:p>
      <text:p text:style-name="P40">This reasoning, in its turn, can be considered as a generalization of the following, more specific reasoning:</text:p>
      <text:p text:style-name="P40"><text:span text:style-name="T43">I know that </text:span><text:span text:style-name="T9">Paris is situated in France. </text:span><text:span text:style-name="T43">Then, if asked </text:span><text:span text:style-name="T9">"where is Paris?" </text:span><text:span text:style-name="T43">I should answer</text:span><text:span text:style-name="T9"> "in France"</text:span>.<text:span text:style-name="T9"> </text:span></text:p>
      <text:p text:style-name="P16"><text:span text:style-name="T33">Sampletalk language is related to AI, Linguistics, </text:span>Mathematics, and more specifically, to Logic Programming, Program Synthesis, Corpus Linguistics, Machine Translation. It raises some interesting technological and philosophical questions and provides a natural way of programming in many areas, beginning from text processing. It appeals to human intuition and demonstrates an unexpected power for the creation of algorithms. </text:p>
      <text:p text:style-name="P16">Sampletalk language simplifies the concepts from Pattern Matching, Databases, Knowledge Representation and Natural Language Processing in that you can apply many of related algorithms in the simplest possible way. The data are hierarchical text structures with the possibilities of text matching, text generalization and text composition. The algorithmic knowledge is taken <text:span text:style-name="T26">immediately</text:span> from expert-domain expressions: natural language descriptions, formulas, code lines etc., so the programming is surprisingly straightforward: <text:span text:style-name="T4">build a program immediately from data processing examples</text:span><text:span text:style-name="T28">.</text:span> I believe that this is an ideal instrument for creation of interpreters, compilers, and natural language processing software; see numerous working examples below and in our experimental version of Sampletlak interpreter. </text:p>
      <text:p text:style-name="P16">Below Sampletalk program examples are given. Some theoretic analysis of the language and the technology is provided in papers [1], [2], [4], [8]. You can skip the next 3 sections and proceed to examples.</text:p>
      <text:p text:style-name="P26"/>
      <text:p text:style-name="P27"><text:span text:style-name="T6">Syntax and semantics</text:span><text:span text:style-name="T25"> </text:span>of Sampletalk language are intentionally made to be so simple that their description fits into the next half-page. </text:p>
      <text:p text:style-name="P27"><text:span text:style-name="T23"><text:tab/></text:span>The main language construction (named <text:span text:style-name="T26">clause</text:span>) is written as follows: </text:p>
      <text:p text:style-name="P27"><text:tab/><text:span text:style-name="T16">head :-- sub-goal,, sub-goal,, . . . ,, sub-goal..</text:span></text:p>
      <text:p text:style-name="P27">(note the double-commas and the double-dot, used as separators), or simple as</text:p>
      <text:p text:style-name="P27"><text:span text:style-name="T31"><text:tab/></text:span><text:span text:style-name="T16">head.. </text:span></text:p>
      <text:p text:style-name="P27">Here <text:span text:style-name="T16">head</text:span> and<text:span text:style-name="T15"> </text:span><text:span text:style-name="T16">sub-goal</text:span> (which are called <text:span text:style-name="T26">samples</text:span>) can be any words (lists of symbols) in some <text:soft-page-break/>alphabet. Sub-words in the samples can be <text:span text:style-name="T26">underlined</text:span>; we denote this by square brackets <text:span text:style-name="T9">[</text:span> and <text:span text:style-name="T9">]</text:span>. The underlines define a nesting structure on the samples. The first program clause is called <text:span text:style-name="T26">program goal</text:span> and must have the form <text:span text:style-name="T16">head..</text:span> (we can use other sources for program goals: a keyboard input, a file of goals etc). </text:p>
      <text:p text:style-name="P27"><text:tab/>The <text:span text:style-name="T26">performance</text:span> of a Sampletalk program consists in an attempt to match the program goal with the first clause head for which this matching is possible (starting from the top of the program excluding the goal itself). Then the interpreter attempts to do the same with the sequence of sub-goals of the clause being found and so on, until matching all of them, if this is possible. Note that this is a recursive definition.</text:p>
      <text:p text:style-name="P27"><text:tab/>The process of <text:span text:style-name="T26">matching</text:span> of the samples consists in an attempt to make them equal by a global replacing of <text:span text:style-name="T26">variable names</text:span> (the words starting from upper-case alphabetic letters and separated from other words by spaces or the underlines) with suitable constructions. If this is impossible for a current clause, the performance of this clause fails and the interpreter looks for other possibilities to resolve the goal. </text:p>
      <text:p text:style-name="P27"><text:tab/>The <text:span text:style-name="T26">result</text:span> of the program performance is the program goal. However, the variables in the program goal will have values, which are obtained during the performance. We can get all possible results by choosing a special option for the interpreter. Like in Prolog language, if some matching is impossible, the interpreter tries to find another clause, whose head matches the current sub-goal, then to match all its sub-goals, and so on. If a performance of some sub-goal is impossible, the interpreter backtracks and considers other possibilities for matching previous sub-goals. Unlike programming in Prolog language, we are not interested in the <text:span text:style-name="T26">side effects</text:span> of the program performance. The instantiated goal itself is the main result of the program performance. </text:p>
      <text:p text:style-name="P27"><text:tab/>Square brackets <text:span text:style-name="T9">[ ]</text:span> in the samples are used in order to define the nested substrings. They constrain the matching. Nesting structures of matching samples must match. Comments (line fragments, which do not affect the program performance) are designated by the % sign at the beginning. In this version of the language and compiler we cannot directly use symbols <text:span text:style-name="T9">:- ,,</text:span> <text:span text:style-name="T9">..</text:span> , brackets and braces in the text samples as ordinary symbol constants, since they are scanned as the key constructions of the language. </text:p>
      <text:p text:style-name="P16"/>
      <text:p text:style-name="P44"><text:span text:style-name="T6">Sampletalk as modification of Prolog language:</text:span><text:span text:style-name="T25"> </text:span>The main feature of Sampletalk is a <text:span text:style-name="T26">strong similarity of the constructions for writing algorithms to the data being processed</text:span>. For this purpose we sometimes use our special notation with underlines rather than the brackets for designation of the nested words. </text:p>
      <text:p text:style-name="P16">As the modification of Prolog, Sampletalk can be defined as follows. The only basic data type in Sampletalk is <text:span text:style-name="T26">string</text:span>. Prolog terms such as [A<text:span text:style-name="T54">1</text:span>, A<text:span text:style-name="T54">2</text:span>, …, A<text:span text:style-name="T54">k</text:span>], where each A<text:span text:style-name="T54">i</text:span> is either a basic type or a variable, are designated as A<text:span text:style-name="T54">1 </text:span>A<text:span text:style-name="T54">2 </text:span>.... A<text:span text:style-name="T54">k.</text:span> (without the quotation marks defining strings in Prolog). These terms are called <text:span text:style-name="T26">samples</text:span>; their sub-lists (list segments in any nesting level) are called sub-samples. The uppercase single-character constants and several constants, used also for the language syntax ([, ], {, }, double dot, double comma, neck-symbol :-) are designated in a special way. The nested samples are marked either by brackets or by underlining. </text:p>
      <text:p text:style-name="P44"><text:tab/><text:span text:style-name="T31">EXAMPLES.</text:span> Prolog lists <text:span text:style-name="T31">['a', '+', 'b', '=', C], [A, '+', B, '=', C] </text:span>and<text:span text:style-name="T31"> [['(','a', '+', 'b',')'], </text:span><text:span text:style-name="T31">'*', ['(',M, '+', N,')']]</text:span> are written as samples<text:span text:style-name="T31"> a + b = C, A + B = C </text:span>and<text:span text:style-name="T31"> [ ( a + b ) ] * [ ( M + </text:span><text:soft-page-break/><text:span text:style-name="T31">N ) ]</text:span> respectively. Here <text:span text:style-name="T31">C, A, B, M, N</text:span> are variable names. The samples in square brackets and the asterisk are elements of the last sample. Another notation for this sample is <text:span text:style-name="T39">( a + b )</text:span><text:span text:style-name="T31"> * </text:span><text:span text:style-name="T39">( M + N )</text:span>. Samples <text:span text:style-name="T39">( a + b )</text:span><text:span text:style-name="T31"> *, ( a + b ), + N</text:span> are examples of sub-samples (at different levels) of the last sample.</text:p>
      <text:p text:style-name="P16">Any Prolog term can be incorporated into a text sample simply by surrounding this term with braces. (This is used for providing Sampletalk with numbers and other machine-oriented terms). So, any built-in Prolog predicate can be used as a sub-goal. See examples of the incorporated Prolog terms and predicates in Sampletalk clauses below (examples for number list permutations and sorting). </text:p>
      <text:p text:style-name="P16">The only predicate in Sampletalk is a 1-place predicate with an empty name. The predicates are written in clauses without parentheses, simply by writing their arguments, separated by the neck-symbol <text:span text:style-name="T31">:-</text:span> and the double-commas, and terminated by the double-dot. </text:p>
      <text:p text:style-name="P16">While matching two samples, a variable can match not only an element of the opposite sample (like in Prolog). It can match a sub-sample (list segment) formed by a sequence of such elements. Since there can be many possibilities of matching two samples, we introduce the following rule, which affects the backtracking: <text:span text:style-name="T26">the more left an occurrence of a variable in a sample, the less is the size of a sub-sample that is considered for instantiation of this variable, <text:s/>starting from 1-element segment.</text:span></text:p>
      <text:p text:style-name="P16">There are various possibilities for matching text samples, and sometimes we meet unexpected and even unwanted results. For example, a sample <text:span text:style-name="T31">a / b / c</text:span> can match a sample <text:span text:style-name="T31">A / B</text:span> in two ways: 1) <text:span text:style-name="T31">A = a, B = b / c</text:span>; 2) <text:span text:style-name="T31">A = a / b, B = c</text:span>. However, you may find useful the exhaustion of all such possibilities for matching. For instance, matching samples like <text:span text:style-name="T31">begin [spoke] [rim] [hub] [wheel] [frame] end</text:span> and <text:s/><text:span text:style-name="T31">C [A] B</text:span> enables us to process the fragments of samples as lists of words (see demo program PARTSIN2.SAM):</text:p>
      <text:p text:style-name="P4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begin</text:p>
          </table:table-cell>
          <table:table-cell table:style-name="Table2.A1" office:value-type="string">
            <text:p text:style-name="P2">spoke</text:p>
          </table:table-cell>
          <table:table-cell table:style-name="Table2.A1" office:value-type="string">
            <text:p text:style-name="P4"><text:span text:style-name="T39">rim</text:span><text:span text:style-name="T31"> </text:span><text:span text:style-name="T39">hub</text:span><text:span text:style-name="T31"> </text:span><text:span text:style-name="T39">wheel</text:span><text:span text:style-name="T31"> </text:span><text:span text:style-name="T39">frame</text:span><text:span text:style-name="T31"> end</text:span></text:p>
          </table:table-cell>
          <table:table-cell table:style-name="Table2.A1" office:value-type="string">
            <text:p text:style-name="P23">(1-st attempt)</text:p>
          </table:table-cell>
        </table:table-row>
        <table:table-row table:style-name="Table2.1">
          <table:table-cell table:style-name="Table2.A1" office:value-type="string">
            <text:p text:style-name="P1">- - C- -</text:p>
          </table:table-cell>
          <table:table-cell table:style-name="Table2.A1" office:value-type="string">
            <text:p text:style-name="P4"><text:span text:style-name="T31">- - </text:span><text:span text:style-name="T39">A</text:span><text:span text:style-name="T31">- -</text:span></text:p>
          </table:table-cell>
          <table:table-cell table:style-name="Table2.A1" office:value-type="string">
            <text:p text:style-name="P1"><text:s/>- - - - - - - - - B - - - - - - - - -</text:p>
          </table:table-cell>
          <table:table-cell table:style-name="Table2.A1" office:value-type="string">
            <text:p text:style-name="P24"/>
          </table:table-cell>
        </table:table-row>
      </table:table>
      <text:p text:style-name="P4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text:span text:style-name="T31">begin </text:span><text:span text:style-name="T39">spoke</text:span></text:p>
          </table:table-cell>
          <table:table-cell table:style-name="Table3.A1" office:value-type="string">
            <text:p text:style-name="P2">rim</text:p>
          </table:table-cell>
          <table:table-cell table:style-name="Table3.A1" office:value-type="string">
            <text:p text:style-name="P4"><text:span text:style-name="T39">hub</text:span><text:span text:style-name="T31"> </text:span><text:span text:style-name="T39">wheel</text:span><text:span text:style-name="T31"> </text:span><text:span text:style-name="T39">frame</text:span><text:span text:style-name="T31"> end</text:span></text:p>
          </table:table-cell>
          <table:table-cell table:style-name="Table3.A1" office:value-type="string">
            <text:p text:style-name="P23">(2-nd attempt</text:p>
          </table:table-cell>
        </table:table-row>
        <table:table-row table:style-name="Table3.1">
          <table:table-cell table:style-name="Table3.A1" office:value-type="string">
            <text:p text:style-name="P1"><text:s/>- - - -C - - - -</text:p>
          </table:table-cell>
          <table:table-cell table:style-name="Table3.A1" office:value-type="string">
            <text:p text:style-name="P4"><text:span text:style-name="T31"><text:s/>- </text:span><text:span text:style-name="T39">A </text:span><text:span text:style-name="T31">- </text:span></text:p>
          </table:table-cell>
          <table:table-cell table:style-name="Table3.A1" office:value-type="string">
            <text:p text:style-name="P1">- - - - - - - - B - - - - - - - -</text:p>
          </table:table-cell>
          <table:table-cell table:style-name="Table3.A1" office:value-type="string">
            <text:p text:style-name="P24"/>
          </table:table-cell>
        </table:table-row>
      </table:table>
      <text:p text:style-name="P45"><text: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text:span text:style-name="T31">begin </text:span><text:span text:style-name="T39">spoke</text:span><text:span text:style-name="T31"> </text:span><text:span text:style-name="T39">rim</text:span><text:span text:style-name="T31"> </text:span><text:span text:style-name="T39">hub</text:span><text:span text:style-name="T31"> </text:span><text:span text:style-name="T39">wheel</text:span></text:p>
          </table:table-cell>
          <table:table-cell table:style-name="Table4.A1" office:value-type="string">
            <text:p text:style-name="P2">frame</text:p>
          </table:table-cell>
          <table:table-cell table:style-name="Table4.A1" office:value-type="string">
            <text:p text:style-name="P1">end</text:p>
          </table:table-cell>
          <table:table-cell table:style-name="Table4.A1" office:value-type="string">
            <text:p text:style-name="P23">(last attempt)</text:p>
          </table:table-cell>
        </table:table-row>
        <table:table-row table:style-name="Table4.1">
          <table:table-cell table:style-name="Table4.A1" office:value-type="string">
            <text:p text:style-name="P1">- - - - - - - - - - C - - - - - - - - - -</text:p>
          </table:table-cell>
          <table:table-cell table:style-name="Table4.A1" office:value-type="string">
            <text:p text:style-name="P4"><text:span text:style-name="T31">- - </text:span><text:span text:style-name="T39">A</text:span><text:span text:style-name="T31">- -</text:span></text:p>
          </table:table-cell>
          <table:table-cell table:style-name="Table4.A1" office:value-type="string">
            <text:p text:style-name="P1">- B -</text:p>
          </table:table-cell>
          <table:table-cell table:style-name="Table4.A1" office:value-type="string">
            <text:p text:style-name="P24"/>
          </table:table-cell>
        </table:table-row>
      </table:table>
      <text:p text:style-name="P46">Matching of samples<text:span text:style-name="T31"> C </text:span><text:span text:style-name="T39">A</text:span><text:span text:style-name="T31"> B </text:span>and<text:span text:style-name="T31"> begin </text:span><text:span text:style-name="T39">spoke</text:span><text:span text:style-name="T31"> </text:span><text:span text:style-name="T39">rim</text:span><text:span text:style-name="T31"> </text:span><text:span text:style-name="T39">hub</text:span><text:span text:style-name="T31"> </text:span><text:span text:style-name="T39">wheel</text:span><text:span text:style-name="T31"> </text:span><text:span text:style-name="T39">frame</text:span><text:span text:style-name="T31"> end</text:span></text:p>
      <text:p text:style-name="P44"/>
      <text:p text:style-name="P44">Variable <text:span text:style-name="T31">A</text:span> can not bind a sub-sample containing 2 or more underlined words, since it is <text:soft-page-break/>underlined. Underlying structures of the matching samples must match. Variables <text:span text:style-name="T31">C </text:span>and<text:span text:style-name="T31"> B</text:span>, which are not underlined, can match any sub-samples.</text:p>
      <text:p text:style-name="P44"><text:tab/>Only the user’s wishes and imagination limit the expressing power of a language with such trivial syntax and so rich possibilities for the interaction of the language constructions. For example, a <text:span text:style-name="T26">number sort</text:span> program may contain a fragment <text:span text:style-name="T31">A{N}{M}B ==&gt; A{M}{N}B :- {M&lt;N}</text:span> (see sort examples below); a program for reducing homogeneous items in an analytic expression may contain a fragment <text:span text:style-name="T31">A+M*X+N*X+B ---&gt; A+L*X+B :- L=M+N</text:span> with respective clauses involving the constants <text:span text:style-name="T31">&lt;, +, = </text:span>and the concept of number.</text:p>
      <text:p text:style-name="P44"/>
      <text:p text:style-name="P44"><text:span text:style-name="T6">Compiler Options:</text:span><text:span text:style-name="T24"> </text:span>Current version of Sampletalk compiler considers the first clause of any program as the goal, and all the following clauses as the clauses for resolving this goal. </text:p>
      <text:p text:style-name="P16">By default, the compiler writes its output on the screen. </text:p>
      <text:p text:style-name="P16">DIRECT OUTPUT INTO OUTPUT.SAM option: Using this option, you can redirect the output into a file with the standard name OUTPUT.SAM. </text:p>
      <text:p text:style-name="P16">DIRECT OUTPUT ON THE SCREEN option: the compiler output is returned into the default status.</text:p>
      <text:p text:style-name="P16">STOP BETWEEN LINES option: the current line in Sampletalk windows will be printed only after pressing any key. This option is used to slow down the process for the analysis and for debugging. Otherwise, the lines will be printed without stopping. </text:p>
      <text:p text:style-name="P16">SENSITIVE MATCHING BACKTRACKING: during backtracking, the compiler will analyze all the possibilities for matching any current pair of samples. <text:span text:style-name="T26">This option does not have an analogy in Prolog language</text:span>. If the option is unchecked, then only one possibility for matching the current pair of samples is searched for. In case of backtracking, the current sub-goal fails without considering other possible matching of the current samples.</text:p>
      <text:p text:style-name="P16">FIND ALL (ONE) DECISIONS (toggle): the compiler considers, through the backtracking, all possible results of a program performance (i.e. results of replacing bound variables in the program goal by their values). If the toggle is off, only one result will be searched for.</text:p>
      <text:p text:style-name="P16">WRITE INTERMEDIATE RESULTS: if this option is unchecked, then the compiler avoids writing the information about matching of the intermediate samples. If the program performance is successful, then only the resolved goal is printed. Otherwise, the information about every Sampletalk clause-call is printed. This option is used for testing and debugging of Sampletalk programs. Another usage of this option is getting an explanation and a history of the program performance.</text:p>
      <text:h text:style-name="P64" text:outline-level="1"><text:soft-page-break/></text:h>
      <text:h text:style-name="P60" text:outline-level="1">Sampletalk Program Examples: </text:h>
      <text:h text:style-name="P59" text:outline-level="1"><text:bookmark-start text:name="Natural language question understanding"/>Natural language question understanding<text:bookmark-end text:name="Natural language question understanding"/></text:h>
      <text:p text:style-name="P16">Imagine that you have plenty of facts like<text:span text:style-name="T9"> jack eats apples in the corridor</text:span>, represented in a natural language form, and would like to develop a question-answering system that allows a user to derive consequences of such facts and to initiate other actions, related to such reasoning, e.g., to qualify eating as a consumption. Sampletalk provides the simplest possible way for doing this. You will never need to make a separate parser, grammar, semantic models, and reasoning modules. Everything is obtained via the <text:span text:style-name="T27">universal</text:span> concept of <text:span text:style-name="T30">matching text samples</text:span>, where the samples may contain variables, e.g. <text:span text:style-name="T9">X </text:span>(standing for <text:span text:style-name="T9">Jack</text:span> or somebody else, as in our example), <text:span text:style-name="T9">A </text:span>(standing for verb <text:span text:style-name="T9">eat</text:span> or for some other description of action), <text:span text:style-name="T9">F</text:span> (standing for <text:span text:style-name="T9">food</text:span> or for some other object) etc. In order to implement such reasoning, all other knowledge-processing systems require much more complex <text:span text:style-name="T33">programming</text:span>.</text:p>
      <text:p text:style-name="P16"/>
      <table:table table:name="Table5" table:style-name="Table5">
        <table:table-column table:style-name="Table5.A"/>
        <table:table-row table:style-name="Table5.1">
          <table:table-cell table:style-name="Table5.A1" office:value-type="string">
            <text:p text:style-name="P21">% Goal:<text:line-break/><text:span text:style-name="T9">what does jack eat?..<text:line-break/></text:span>% Knowledge base (inference rule with semantic patterns):<text:line-break/><text:span text:style-name="T9">what does X A? F :- <text:line-break/>            X As F in P,, <text:line-break/>            consumption: Aing,, <text:line-break/>            food: F,, <text:line-break/>            place: P..<text:line-break/></text:span>% Semantic knowledge:<text:line-break/><text:span text:style-name="T9">consumption: drinking.. <text:line-break/>consumption: eating..<text:line-break/>food: apples..<text:line-break/>food: bananas..<text:line-break/>beverage: coca cola.. <text:line-break/>place: corridor..<text:line-break/>place: room..<text:line-break/></text:span>% Known facts:<text:line-break/><text:span text:style-name="T9">jack eats apples in the corridor.. <text:line-break/>mary drinks coca cola in the room.. </text:span></text:p>
          </table:table-cell>
        </table:table-row>
      </table:table>
      <text:p text:style-name="P44"/>
      <text:p text:style-name="P44">The output (or, better, the answer) of this program will be <text:span text:style-name="T9">what does jack eat? apples. </text:span>On the way to derive this answer the program will print intermediate results: <text:span text:style-name="T9">consumption: eating, food: apples, place: the corridor. </text:span></text:p>
      <text:p text:style-name="P44"><text:soft-page-break/><text:span text:style-name="T9"><text:tab/></text:span>A more precise representation of English syntax, semantics and morphology can be achieved in the same way: see the following examples.</text:p>
      <text:p text:style-name="P47"/>
      <text:h text:style-name="P61" text:outline-level="1"><text:bookmark text:name="Abstraction of natural language reasoning"/>Abstraction of natural language reasoning</text:h>
      <text:p text:style-name="P16">This program example demonstrates how we can obtain inference rules immediately from NL reasoning examples. Consider the following 3 obvious reasoning examples: </text:p>
      <text:p text:style-name="P48">What is on roof? Bird (if object bird is situated on roof); <text:line-break/>Who is Socrates? Human (since person Socrates is Human); <text:line-break/>Where is Paris? In France (since object Paris is situated in France). </text:p>
      <text:p text:style-name="P44"><text:span text:style-name="T9"><text:line-break/></text:span>In the program below we simply replace specific object names with unique variable names in the form <text:span text:style-name="T9">{</text:span>Something<text:span text:style-name="T9">}</text:span> (variable names in Sampletalk start from the upper-case letters) and obtain the rules, which are much more general. They provide additional reasoning like</text:p>
      <text:p text:style-name="P38">What is on a table? Book (since object book is situated on a table); <text:line-break/>Who is Julia? Daughter of Maria and Peter (since person Julia is a daughter of Maria and Peter); <text:line-break/>Where is St. Petersburg? In Russia (since object St. Petersburg is situated in Russia)</text:p>
      <text:p text:style-name="P55">and more, given program goals like the goals given below. The program is as simple as this:</text:p>
      <text:p text:style-name="P55"/>
      <table:table table:name="Table27" table:style-name="Table27">
        <table:table-column table:style-name="Table27.A"/>
        <table:table-row table:style-name="Table27.1">
          <table:table-cell table:style-name="Table27.A1" office:value-type="string">
            <text:p text:style-name="P22"><text:span text:style-name="T43">% Possible program goals </text:span><text:span text:style-name="T9"><text:line-break/>who is julia? Function.. <text:line-break/>where is new york? in Place.. <text:line-break/>person Somebody is son of maria and His_father.. <text:line-break/>person jack N is Relative of Somebody.. <text:line-break/>person Son 2 is son of Y and X 1.. <text:line-break/>what is on table? X.. <text:line-break/></text:span><text:span text:style-name="T43">% Reasoning rules</text:span><text:span text:style-name="T22"> </text:span><text:span text:style-name="T9"><text:line-break/>what is on Roof? Bird :- object Bird is situated on Roof.. <text:line-break/>who is Socrates? Human :- person Socrates is Human..<text:line-break/>where is Paris? in France :- object Paris is situated in France..<text:line-break/></text:span><text:span text:style-name="T43">% Factual knowledge</text:span><text:span text:style-name="T9"> <text:line-break/>person joe is son of maria and peter.. <text:line-break/>person julia is daughter of maria and peter.. <text:line-break/>person peter 2 is son of maria and peter 1.. <text:line-break/>person jack 2 is son of julia and jack 1.. <text:line-break/>object new york is situated in america.. <text:line-break/>object st.petersburg is situated in russia.. <text:line-break/></text:span><text:soft-page-break/><text:span text:style-name="T9">object book is situated on table..</text:span></text:p>
          </table:table-cell>
        </table:table-row>
      </table:table>
      <text:p text:style-name="P56"/>
      <text:p text:style-name="P55"><text:span text:style-name="T40">The outputs for the corresponding goals will be: </text:span><text:span text:style-name="T17"><text:line-break/>who is julia? daughter of maria and peter.. <text:line-break/>where is new york? in america.. <text:s/><text:line-break/>person joe is son of maria and peter.. <text:s text:c="3"/><text:line-break/>person peter 2 is a son of maria and peter 1..<text:line-break/>person jack 2 is son of julia and jack 1.. <text:line-break/>person peter 2 is son of maria and peter 1.. <text:s text:c="3"/><text:line-break/>person jack 2 is son of julia and jack 1.. <text:line-break/>what is on table? book.. <text:line-break/></text:span></text:p>
      <text:p text:style-name="P39"><text:span text:style-name="T46">The inference </text:span><text:span text:style-name="T52">where is Paris? in France :- object Paris is situated in France</text:span><text:span text:style-name="T46">, where the capitalized words stand for </text:span><text:span text:style-name="T48">variables</text:span><text:span text:style-name="T46">, is used for the inference </text:span><text:span text:style-name="T52">where is new york? in america :- object new york is situated in america</text:span><text:span text:style-name="T46">.</text:span></text:p>
      <text:p text:style-name="P35"/>
      <text:h text:style-name="P59" text:outline-level="1"><text:bookmark text:name="Morphologic and syntax analysis of a sentence"/>Morphological and syntactical analysis of a sentence</text:h>
      <text:p text:style-name="P16">This program takes an English sentence and produces a tree, which represents a grammar analysis of this sentence. The output represents the parsing tree structure along with morphological tags. (Here we don't consider the problems of ambiguity in NL morphology and parsing). </text:p>
      <text:p text:style-name="P16">Given the sentence <text:span text:style-name="T9">this large apple is tasty since it has ripened</text:span><text:span text:style-name="T8"> </text:span>as a program goal (see below), the program produces the output <text:span text:style-name="T9">tree for sentence [this large apple is tasty since it has ripened] is sent[sent[noun[determiner[this] aj[large] noun[apple]] be[is] aj[tasty]] logic[since] sent[pronoun[it] have_sg[has] past_verb[ripened]]]</text:span><text:span text:style-name="T8">.</text:span> This output represents the parsing tree structure along with the morphological tags.</text:p>
      <text:p text:style-name="P16"/>
      <table:table table:name="Table7" table:style-name="Table7">
        <table:table-column table:style-name="Table7.A"/>
        <table:table-row table:style-name="Table7.1">
          <table:table-cell table:style-name="Table7.A1" office:value-type="string">
            <text:p text:style-name="P3">%Goal (variable T is to be filled by the parsing tree; brackets "[" and "]" restrict possible matching):<text:span text:style-name="T9"> <text:line-break/>tree for sentence [this large apple is tasty since it has ripened] is T.. <text:tab/></text:span></text:p>
            <text:p text:style-name="Standard"><text:span text:style-name="T33">% Main rule: </text:span><text:span text:style-name="T9"><text:line-break/>tree for sentence [X] is T :- <text:line-break/>            morphological tagging for sentence [X] is Y,, <text:line-break/>            tree for tagged sentence [# Y #] is T.. </text:span></text:p>
            <text:p text:style-name="Standard"><text:span text:style-name="T33">% Morphologic tagging: Recursive rule</text:span><text:span text:style-name="T9"><text:line-break/>morphological tagging for sentence [A X] is T[A] Y :- <text:line-break/></text:span><text:soft-page-break/><text:span text:style-name="T9">            word A has morphological tag T,, <text:line-break/>            morphological tagging for sentence [X] is Y.. </text:span></text:p>
            <text:p text:style-name="Standard"><text:span text:style-name="T33">% Boundary condition for the last 2 words:</text:span><text:span text:style-name="T9"> <text:line-break/>morphological tagging for sentence [A B] is T1[A] T2[B]:- <text:line-break/>            word A has morphological tag T1 ,, <text:line-break/>            word B has morphological tag <text:s/>T2.. </text:span></text:p>
            <text:p text:style-name="Standard"><text:span text:style-name="T33">% Building the tree: recursive rule</text:span><text:span text:style-name="T9"><text:line-break/>tree for tagged sentence [A X B] is W :- <text:line-break/>            T[X] is a grammar pattern ,, <text:line-break/>            tree for tagged sentence [A T[X] B] is W.. <text:line-break/></text:span><text:span text:style-name="T33">% Boundary condition:</text:span><text:span text:style-name="T9"><text:line-break/>tree for tagged sentence [# X #] is X .. </text:span></text:p>
            <text:p text:style-name="Standard"><text:span text:style-name="T33">% Gramamar patterns:</text:span><text:span text:style-name="T9"> <text:line-break/>noun[determiner[_] aj[_] noun[_]] is a grammar pattern..<text:tab/><text:tab/> <text:s text:c="3"/><text:line-break/>noun[determiner[_] noun[_]] is a grammar pattern..<text:tab/><text:tab/> <text:s text:c="3"/><text:line-break/>noun[aj[_] noun[_]] is a grammar pattern..<text:tab/><text:tab/> <text:s text:c="3"/><text:line-break/>sent[noun[_] past_verb[_]] is a grammar pattern..<text:tab/><text:tab/> <text:s text:c="3"/><text:line-break/>sent[noun[_] be[_] aj[_]] is a grammar pattern.. <text:line-break/>sent[pronoun[_] have_sg[_] past_verb[_]] is a grammar pattern.. <text:line-break/></text:span><text:span text:style-name="T9">sent[sent[_] logic[_] sent[_]] is a grammar pattern.. </text:span></text:p>
            <text:p text:style-name="P21"><text:span text:style-name="T33">% Morphologic dictionary: <text:line-break/></text:span><text:span text:style-name="T9">word <text:tab/>this <text:s/><text:tab/><text:tab/>has morphological tag determiner.. <text:line-break/>word <text:tab/>large <text:tab/><text:tab/>has morphological tag aj.. <text:line-break/>word <text:tab/>apple <text:tab/><text:tab/>has morphological tag noun.. <text:line-break/>word <text:tab/>is <text:tab/><text:tab/>has morphological tag be.. <text:line-break/>word <text:tab/>tasty <text:tab/><text:tab/>has morphological tag aj.. <text:line-break/>word <text:tab/>since <text:tab/><text:tab/>has morphological tag logic.. <text:line-break/>word <text:tab/>it <text:tab/><text:tab/>has morphological tag pronoun.. <text:line-break/>word <text:tab/>has <text:tab/><text:tab/>has morphological tag have_sg.. <text:line-break/>word <text:tab/>ripened <text:tab/>has morphological tag past_verb..</text:span></text:p>
          </table:table-cell>
        </table:table-row>
      </table:table>
      <text:p text:style-name="P49"/>
      <text:p text:style-name="Standard"><text:span text:style-name="T3">Have you noticed that we are </text:span><text:span text:style-name="T4">programming</text:span><text:span text:style-name="T3"> in English, not in C++ or even in Prolog?!</text:span> Can you imagine more simple and expressive implementation of the parsing algorithm than what is immediately composed from linguistic terms like these? </text:p>
      <text:p text:style-name="P51"/>
      <text:h text:style-name="P59" text:outline-level="1"><text:bookmark text:name="Parts Inventory"/>Parts Inventory</text:h>
      <text:p text:style-name="P18"><text:span text:style-name="T46">This is a Sampletalk version of a classic Prolog program by Clocksin &amp; Mellish. Using a description of a bike, this program produces the list of all its basic parts. The main difference from the Prolog version is the natural language form: we don't have to use a specific Prolog </text:span><text:soft-page-break/><text:span text:style-name="T46">syntax, and we can be as expressive in our NL expressions as we want. I even </text:span>used an English<text:span text:style-name="T46"> check speller for debugging this program.</text:span></text:p>
      <text:p text:style-name="Standard"/>
      <table:table table:name="Table8" table:style-name="Table8">
        <table:table-column table:style-name="Table8.A"/>
        <table:table-row table:style-name="Table8.1">
          <table:table-cell table:style-name="Table8.A1" office:value-type="string">
            <text:p text:style-name="P21">% Goal (L stands for the list of basic parts of a bike, which is being generated here)<text:span text:style-name="T9"> <text:line-break/>parts of [bike] are L.. <text:line-break/></text:span>% Knowledge base<text:span text:style-name="T9"> <text:line-break/>bike contains [wheel] [wheel] [frame].. <text:line-break/>wheel contains [spoke] [rim] [hub].. <text:line-break/>frame contains [rear frame] [front frame].. <text:line-break/>front frame contains [fork] [handles].. <text:line-break/>hub contains [gears] [axle].. <text:line-break/>axle contains [bolt] [nut].. <text:line-break/>basic part (rim).. <text:s/><text:line-break/>basic part (rear frame).. <text:s/><text:line-break/>basic part (gears).. <text:s/><text:line-break/></text:span><text:span text:style-name="T9">basic part (nut).. <text:s/><text:line-break/>basic part (spoke).. <text:s/><text:line-break/>basic part (handles).. <text:s/><text:line-break/></text:span><text:span text:style-name="T9">basic part (bolt).. <text:s/><text:line-break/>basic part (fork).. <text:line-break/></text:span> % Inference rules<text:span text:style-name="T9"> <text:line-break/>parts of [X] are X :- basic part (X).. <text:line-break/>parts of [X] are P :- X contains S ,, parts of list [S] are P.. <text:line-break/>parts of list [P T] are H G :- parts of P are H ,, parts of list [T] are G.. <text:line-break/>parts of list [[T]] are G :- parts of [T] are G..</text:span></text:p>
          </table:table-cell>
        </table:table-row>
      </table:table>
      <text:p text:style-name="P52"/>
      <text:p text:style-name="Standard"><text:span text:style-name="T33">As </text:span>a<text:span text:style-name="T33"> result, this program will print </text:span></text:p>
      <text:p text:style-name="Standard"><text:span text:style-name="T9">parts of [bike] are [spoke] [rim] [gears] [bolt] [nut] [spoke] [rim] [gears] [bolt] [nut] [rear frame] [fork] [handles]</text:span><text:span text:style-name="T8">. </text:span></text:p>
      <text:p text:style-name="P15">Such programs will never need detailed documentation. Since <text:span text:style-name="T4">text matching</text:span> is the main programming concept, the reader of the program will always <text:span text:style-name="T27">see </text:span>the explanation in the program itself. As important, the universal concepts like <text:span text:style-name="T9">contains</text:span>, <text:span text:style-name="T9">is</text:span>, <text:span text:style-name="T9">parts of</text:span>, as well as any kind of jargon language designations, can be easily included into the program, along with the constraints and explanations on how the corresponding objects should behave.</text:p>
      <text:h text:style-name="P64" text:outline-level="1"><text:soft-page-break/></text:h>
      <text:h text:style-name="Heading_20_1" text:outline-level="1"><text:bookmark text:name="Logic Formula Transformation (shifting quantifiers)"/><text:span text:style-name="T2">Logic Formula Transformation</text:span><text:span text:style-name="T5"> </text:span><text:span text:style-name="T2">(shifting quantifiers)</text:span></text:h>
      <text:p text:style-name="P18"><text:span text:style-name="T46">The main clause of this program almost literally quotes a well-known formal rule from a </text:span><text:span text:style-name="T46">student textbook for Mathematical Logic, along with the informal </text:span>constraints on how<text:span text:style-name="T46"> to apply this rule. See </text:span>also the next<text:span text:style-name="T46"> 2 programs (modifications of this one) and the miscellaneous Sampletalk program examples below -- for the explanation of the last clauses of these programs. </text:span></text:p>
      <text:p text:style-name="P36"/>
      <table:table table:name="Table9" table:style-name="Table9">
        <table:table-column table:style-name="Table9.A"/>
        <table:table-row table:style-name="Table9.1">
          <table:table-cell table:style-name="Table9.A1" office:value-type="string">
            <text:p text:style-name="P21">% Goal:<text:line-break/><text:span text:style-name="T9">(/\ x0)[a(x0,y)] \/ (/\ x0)[b(x0,t)] --&gt; W..<text:line-break/></text:span>% (here /\ denotes universal quantifier; W stands for the resulting formula).<text:line-break/>% Program (knowledge base): transformation rule<text:line-break/><text:span text:style-name="T9">(Q X)[F] \/ (Q X)[H] --&gt; (Q X)(Q Z)([F] \/ [G]) :- <text:line-break/>            X is variable,, <text:line-break/>            Z is variable,, <text:line-break/>            not(F contains Z),, <text:line-break/>            (Z/X)[H]=[G]..</text:span> <text:line-break/>% rules for definition of logic variables:<text:line-break/><text:span text:style-name="T9">x0 is variable.. <text:line-break/>X10 is variable :- X0 is variable..</text:span> <text:line-break/>% explanation what is "contains" by example:<text:line-break/><text:span text:style-name="T9">AXB contains X..</text:span> <text:line-break/>% rules for change of variables:<text:line-break/><text:span text:style-name="T9">(Y/X)[AXM]=[AYN] :- (Y/X)[M]=[N].. <text:line-break/></text:span><text:span text:style-name="T9">(Y/X)[A]=[A]..</text:span></text:p>
          </table:table-cell>
        </table:table-row>
      </table:table>
      <text:p text:style-name="Standard"/>
      <text:p text:style-name="Standard">Output: <text:span text:style-name="T9">(/\ x0)[a(x0,y)] \/ (/\ x0)[b(x0,t)] --&gt; (/\ x0)(/\ x10)([a(x0,y)] \/ [b(x10,t)]). </text:span></text:p>
      <text:p text:style-name="Standard">This and the next two programs demonstrate that such complex algorithms as the algorithms for logic formula transformations can be derived just from their <text:span text:style-name="T28">semi-formal</text:span> descriptions! </text:p>
      <text:p text:style-name="Standard"> </text:p>
      <text:h text:style-name="P59" text:outline-level="1"><text:bookmark text:name="Inverse Logic Formula Transformation"/><text:soft-page-break/>Inverse Logic Formula Transformation (elimination of parentheses and distribution of quantifiers). </text:h>
      <text:p text:style-name="P15">The program is the same as the previous one, but its goal is "opposite" (W at the beginning is to be filled by the resulting formula): </text:p>
      <text:p text:style-name="P15"/>
      <table:table table:name="Table10" table:style-name="Table10">
        <table:table-column table:style-name="Table10.A"/>
        <table:table-row table:style-name="Table10.1">
          <table:table-cell table:style-name="Table10.A1" office:value-type="string">
            <text:p text:style-name="P21">% Goal<text:line-break/><text:span text:style-name="T9">W --&gt; (/\ x0)(/\ x10)([a(x0,y)] \/ [b(x10,t)])..<text:line-break/></text:span>% Knowledge base:<text:line-break/><text:span text:style-name="T9">(Q X)[F] \/ (Q X)[H] --&gt; (Q X)(Q Z)([F] \/ [G]) :- <text:line-break/>            X is variable,, <text:line-break/>            Z is variable,, <text:line-break/></text:span><text:span text:style-name="T9">            not(F contains Z),, <text:line-break/>            (Z/X)[H]=[G]..</text:span> <text:line-break/><text:span text:style-name="T9">x0 is variable..<text:line-break/>X10 is variable :- X0 is variable..<text:line-break/>AXB contains X..<text:line-break/>(Y/X)[AXM]=[AYN] :- (Y/X)[M]=[N]..<text:line-break/>(Y/X)[A]=[A].. </text:span></text:p>
          </table:table-cell>
        </table:table-row>
      </table:table>
      <text:p text:style-name="Standard"/>
      <text:p text:style-name="Standard">Output: the same as in the previous example. </text:p>
      <text:p text:style-name="Standard"/>
      <text:h text:style-name="P59" text:outline-level="1"><text:bookmark text:name="Logic Formula Transformation Revisited"/>Logic Formula Transformation Revisited: Description in Natural Language Form</text:h>
      <text:p text:style-name="P20">In this version of the same program we use more natural description language. A rule identification (see variable R in the goal) is added. You can run these programs using the special FIND ALL DECISIONS option. The programs will form words x10, x110, x1110 etc. for the representation of the logic variable Z under the second quantifier /\. Note that no previous parsing of the goal is required!</text:p>
      <text:p text:style-name="P15"/>
      <table:table table:name="Table11" table:style-name="Table11">
        <table:table-column table:style-name="Table11.A"/>
        <table:table-row table:style-name="Table11.1">
          <table:table-cell table:style-name="Table11.A1" office:value-type="string">
            <text:p text:style-name="P3">%Goal:<text:line-break/><text:span text:style-name="T9">according to rule R, the result of shifting quantifiers in the formula (/\ x0)[a(x0,y)] \/ (/\ x0)[b(x0,t)] is formula W..<text:line-break/></text:span><text:soft-page-break/>% Knowledge base:<text:line-break/><text:span text:style-name="T9">according to rule 2a from chapter 5, the result of shifting quantifiers in the formula (Q X)[F] \/ (Q X)[H] is formula (Q X)(Q Z)([F] \/ [G]) :- <text:line-break/>            X is notation for variable,, <text:line-break/>            Z is notation for variable,, <text:line-break/>            not(word F contains word Z),, <text:line-break/>            the result of replacing X by Z in formula H is G.. </text:span></text:p>
            <text:p text:style-name="P48">x0 is notation for variable..<text:line-break/>X10 is notation for variable :- X0 is notation for variable..</text:p>
            <text:p text:style-name="P48">word AXB contains word X..</text:p>
            <text:p text:style-name="P21"><text:span text:style-name="T9">the result of replacing X by Y in formula AXM is AYN :- <text:line-break/>            the result of replacing X by Y in formula M is N..</text:span> <text:line-break/><text:span text:style-name="T9">the result of replacing X by Y in formula A is A..</text:span></text:p>
          </table:table-cell>
        </table:table-row>
        <table:table-row table:style-name="Table11.1">
          <table:table-cell table:style-name="Table11.A1" office:value-type="string">
            <text:p text:style-name="P21"/>
          </table:table-cell>
        </table:table-row>
      </table:table>
      <text:p text:style-name="Standard"/>
      <text:p text:style-name="Standard">Output:<text:line-break/><text:span text:style-name="T9">according to the rule 2a from chapter 5, the result of shifting quantifiers in the formula (/\ x0)[a(x0,y)] \/ (/\ x0)[b(x0,t)] is formula (/\ x0)(/\ x10)([a(x0,y)] \/ [b(x10,t)]). </text:span></text:p>
      <text:p text:style-name="Standard"><text:span text:style-name="T3">Have you noticed already that we are </text:span><text:span text:style-name="T4">programming</text:span><text:span text:style-name="T3"> in a natural language?! </text:span></text:p>
      <text:p text:style-name="P49"/>
      <text:p text:style-name="P49"/>
      <text:h text:style-name="P58" text:outline-level="6"><text:bookmark text:name="Logic reasoning about polygons"/>Logic reasoning about polygons, expressed in English</text:h>
      <text:p text:style-name="P15">This example was immediately extracted from a polygon axiomatization, kindly provided by S.S.Lavrov just in English.<text:span text:style-name="T9"> </text:span>Possible goals: <text:span text:style-name="T9"><text:line-break/><text:line-break/>[is the number of diagonals of a square less than five ?] .. <text:line-break/>[is a square a quadrangle ?].. <text:line-break/>[is a rhombus a quadrangle ?].. <text:line-break/>[is a square a rhombus ?].. <text:line-break/>[is a rectangle a parallelogram ?].. </text:span></text:p>
      <text:p text:style-name="Standard">Given a goal of this kind, the program generates the output, related to the intuitive understanding of the polygons expressed below directly in English.</text:p>
      <table:table table:name="Table12" table:style-name="Table12">
        <table:table-column table:style-name="Table12.A"/>
        <table:table-row table:style-name="Table12.1">
          <table:table-cell table:style-name="Table12.A1" office:value-type="string">
            <text:p text:style-name="P3">% Logic reasoning expressed in a natural language (knowledgebase):</text:p>
            <text:p text:style-name="P25">definition: [a rectangle is a parallelogram with equal diagonals].. <text:line-break/>definition: [a rhombus is a parallelogram with equal adjacent sides].. <text:line-break/><text:soft-page-break/>definition: [a square is a rectangle with equal adjacent sides].. <text:line-break/>definition: [a parallelogram is a quadrangle with two pairs of parallel sides].. <text:line-break/><text:line-break/> [a X is a Y] :- definition: [a X is a Y with P].. <text:line-break/>[a X is a Y] :- statement [a X is a Y] can be derived from definition .. <text:line-break/>[is a X a Y ?] :- statement [a X is a Y] can be derived from definition .. <text:line-break/><text:line-break/>statement [a A is a C] can be derived from definition :- <text:line-break/>            definition: [a A is a B with X] ,, <text:line-break/>            definition: [a B is a C with Y].. <text:line-break/>statement [a A is a D] can be derived from definition :- <text:line-break/>            definition: [a A is a B with X] ,, <text:line-break/>            definition: [a B is a C with Y] ,, <text:line-break/>            definition: [a C is a D with Z].. <text:line-break/>statement [a A is a D] can be derived from definition :- <text:line-break/>            definition: [a A is a B with X] ,, <text:line-break/>            definition: [a B is a C with Y] ,, <text:line-break/>            definition: [a D is a C with X].. <text:line-break/><text:line-break/>[is the number of D of a S less than N ?] :- <text:line-break/>            statement [a S is a Q] can be derived from definition ,, <text:line-break/>            [the number of D of a Q is N1] ,, <text:line-break/>            fact about numbers: [N1 is less than N] .. <text:line-break/><text:line-break/> [the number of A of a B is N] :- <text:line-break/>            numerical property of B : [a B has just N A] .. <text:line-break/>numerical property of quadrangle : [a quadrangle has just two diagonals] .. <text:line-break/>fact about numbers: [one is less than two].. <text:line-break/>fact about numbers: [two is less than three].. <text:line-break/>fact about numbers: [three is less than four].. <text:line-break/>fact about numbers: [four is less than five].. <text:line-break/>fact about numbers: [five is less than many].. <text:line-break/>fact about numbers: [N1 is less than N2] :- <text:line-break/>            fact about numbers: [N1 is less than X] ,, <text:line-break/>            fact about numbers: [X is less than N2].. <text:line-break/></text:p>
          </table:table-cell>
        </table:table-row>
      </table:table>
      <text:p text:style-name="Standard"/>
      <text:p text:style-name="P35">This program depends on the clause order. Its development for a wider axiom set is easier using the Sampletalk option for breadth-first application of clauses, briefly described below (see the section about sequential and parallel processing in Sampletalk). </text:p>
      <text:h text:style-name="P57" text:outline-level="6"><text:soft-page-break/></text:h>
      <text:h text:style-name="P58" text:outline-level="6">Recognition of regularitie<text:bookmark text:name="Recognition of regularities"/>s in word codes</text:h>
      <text:p text:style-name="Standard"/>
      <table:table table:name="Table13" table:style-name="Table13">
        <table:table-column table:style-name="Table13.A"/>
        <table:table-row table:style-name="Table13.1">
          <table:table-cell table:style-name="Table13.A1" office:value-type="string">
            <text:p text:style-name="P21">%Possible goals:<text:line-break/><text:span text:style-name="T9">a12zb and cz21de have inversion fragments X and Y..<text:line-break/>axyzxyzxyzxyzb contains repetition of Z..<text:line-break/>[##1#3#2##4#9# and |0|1|2||3|4|5||6|7|||8|9|] have common subsequence W..</text:span> <text:line-break/>% Knowledge base:<text:line-break/><text:span text:style-name="T9">AXB and CYD have inversion fragments X and Y :- reverse of X is Y..</text:span> <text:line-break/><text:span text:style-name="T9">reverse of AM is NA :- reverse of M is N..<text:line-break/>reverse of AB is BA..</text:span> <text:line-break/><text:span text:style-name="T9">AXB contains repetition of Z :- X is repetition of Z..<text:line-break/>XX is repetition of X..<text:line-break/>ZX is repetition of X :- Z is repetition of X..</text:span> <text:line-break/><text:span text:style-name="T9">[AXV and BXW] have common subsequence X S :- <text:line-break/>            [V and W] have common subsequence S..</text:span> <text:line-break/><text:span text:style-name="T9">[A and B] have common subsequence ..</text:span></text:p>
          </table:table-cell>
        </table:table-row>
      </table:table>
      <text:p text:style-name="Standard"/>
      <text:p text:style-name="Standard">After running this program, <text:span text:style-name="T9">X</text:span> will match <text:span text:style-name="T9">12z</text:span>, <text:span text:style-name="T9">Y</text:span> - <text:span text:style-name="T9">z21</text:span>, <text:span text:style-name="T9">Z</text:span> - <text:span text:style-name="T9">xyzxyz</text:span>, then <text:span text:style-name="T9">xyz</text:span>, then <text:span text:style-name="T9">yzx</text:span> etc., <text:span text:style-name="T9">W</text:span> will match the sequence <text:span text:style-name="T9">1 3 4 9</text:span> and then the sequence <text:span text:style-name="T9">1 2 4 9</text:span>. This program can be used for detecting sub-word repetitions, inversions, and other special features of symbol lines, which represent a genetic structure. Note the natural language form of this program: it is constructed from expressions occurring in literature about genetics, without involving any special knowledge about computer programming! </text:p>
      <text:p text:style-name="Standard"/>
      <text:h text:style-name="P63" text:outline-level="1"><text:bookmark text:name="Transformation of infix notation"/>Transformation of infix notation of arithmetic expressions into (Polish) prefix notation </text:h>
      <text:p text:style-name="Standard">% Possible goals:<text:line-break/><text:span text:style-name="T9">[[[a + b] * c] * [u2 + u3]] =&gt; _..<text:line-break/></text:span><text:span text:style-name="T9">[[a + b] * c] =&gt; </text:span><text:span text:style-name="T16">..<text:line-break/></text:span><text:span text:style-name="T9">[[a + b] * [c - d]] =&gt; ..<text:line-break/>[[a + b] * [[a - b] / c]] =&gt; ..</text:span><text:line-break/><text:span text:style-name="T26">% </text:span><text:s/>Symbols "_" are to be replaced with the prefix notations. Outputs of the program with these goals will be as follows: <text:line-break/><text:soft-page-break/><text:span text:style-name="T9">[[[a + b] * c] * [u2 + u3]] =&gt; * * + a b c + u2 u3..<text:line-break/>[[a + b] * c] =&gt; * + a b c..<text:line-break/>[[a + b] * [c - d]] =&gt; * + a b - c d..<text:line-break/>[[a + b] * [[a - b] / c]] =&gt; * + a b / - a b c..</text:span></text:p>
      <text:p text:style-name="P48"/>
      <table:table table:name="Table14" table:style-name="Table14">
        <table:table-column table:style-name="Table14.A"/>
        <table:table-row table:style-name="Table14.1">
          <table:table-cell table:style-name="Table14.A1" office:value-type="string">
            <text:p text:style-name="P21">% The program is as simple as this:<text:line-break/><text:span text:style-name="T9">[A Z B] =&gt; Z X Y :- <text:line-break/>            A =&gt; X ,, <text:line-break/>            B =&gt; Y..<text:line-break/>A =&gt; A..</text:span></text:p>
          </table:table-cell>
        </table:table-row>
      </table:table>
      <text:p text:style-name="Standard"/>
      <text:p text:style-name="Standard">As a result, you will get the polish notations instead of the symbol "<text:span text:style-name="T8">_</text:span>" in the goals. <text:line-break/>Note that the symbol "<text:span text:style-name="T9">=&gt;</text:span>" is not a language construction. You can write "<text:span text:style-name="T9">--&gt;</text:span>", or something more expressive like <text:span text:style-name="T31">"</text:span><text:span text:style-name="T9">is translated to</text:span>", "<text:span text:style-name="T9">is</text:span>" - anything you want, to express the meaning of this transformation. For Sampletalk language, only matching of the symbol "<text:span text:style-name="T9">=&gt;</text:span>" to other occurrences of this symbol is important. For example, the following version of this program might be more expressive:</text:p>
      <text:p text:style-name="Standard"/>
      <table:table table:name="Table15" table:style-name="Table15">
        <table:table-column table:style-name="Table15.A"/>
        <table:table-row table:style-name="Table15.1">
          <table:table-cell table:style-name="Table15.A1" office:value-type="string">
            <text:p text:style-name="P3"><text:span text:style-name="T33">% Transformation of infix notation of arithmetic expressions into prefix notation. <text:line-break/>% Possible goals: <text:line-break/></text:span><text:span text:style-name="T9">prefix form for expression [[[a + b] * c] * [u2 + u3]] is expression X.. <text:line-break/>prefix form for expression [[a + b] * c] is expression X.. <text:line-break/>prefix form for expression [[a + b] * [c - d]] is expression X.. <text:line-break/>prefix form for expression [[a + b] * [[a - b] / c]] is expression X.. </text:span></text:p>
            <text:p text:style-name="P21"><text:span text:style-name="T33">% The program: Recursive rule:<text:line-break/></text:span><text:span text:style-name="T9">prefix form for expression [A Z B] is expression Z X Y :- <text:line-break/>            prefix form for expression A is expression X ,, <text:line-break/>            prefix form for expression B is expression Y.. <text:line-break/></text:span><text:span text:style-name="T33">% Boundary condition:</text:span><text:span text:style-name="T9"> <text:line-break/>prefix form for expression A is expression A.. </text:span></text:p>
          </table:table-cell>
        </table:table-row>
      </table:table>
      <text:p text:style-name="Standard"/>
      <text:p text:style-name="Standard">Output for the given goals correspondingly:<text:line-break/><text:span text:style-name="T9">prefix form for expression [[[a + b] * c] * [u2 + u3]] is expression * * + a b c + u2 u3<text:line-break/>prefix form for expression [[a + b] * c] is expression * + a b c<text:line-break/>prefix form for expression [[a + b] * [c - d]] is expression * + a b - c d<text:line-break/></text:span><text:span text:style-name="T9">prefix form for expression [[a + b] * [[a - b] / c]] is expression * + a b / - a b c  </text:span></text:p>
      <text:h text:style-name="P67" text:outline-level="1"><text:soft-page-break/>Probably the latest version is preferable: it is well self-documented, and its clauses can be included into other programs without the loss of readability.</text:h>
      <text:p text:style-name="P66"/>
      <text:h text:style-name="P59" text:outline-level="1"><text:bookmark text:name="Word Inversion"/>Word Inversion 1</text:h>
      <text:p text:style-name="P15">Compare this program to the next two programs. The under-lines denote the nesting structure on the samples. </text:p>
      <text:p text:style-name="P15"/>
      <table:table table:name="Table16" table:style-name="Table16">
        <table:table-column table:style-name="Table16.A"/>
        <table:table-row table:style-name="Table16.1">
          <table:table-cell table:style-name="Table16.A1" office:value-type="string">
            <text:p text:style-name="P21">% Goal:<text:line-break/><text:span text:style-name="T9">reverse of the word </text:span><text:span text:style-name="T11">abcdef</text:span><text:span text:style-name="T9"> is </text:span><text:span text:style-name="T11">X</text:span><text:span text:style-name="T9">..<text:line-break/></text:span>% Program (knowledge base):<text:line-break/><text:span text:style-name="T9">reverse of the word </text:span><text:span text:style-name="T11">AM</text:span><text:span text:style-name="T9"> is </text:span><text:span text:style-name="T11">NA</text:span><text:span text:style-name="T9"> :- reverse of the word </text:span><text:span text:style-name="T11">M</text:span><text:span text:style-name="T9"> is </text:span><text:span text:style-name="T11">N</text:span><text:span text:style-name="T9">..<text:line-break/>reverse of the word </text:span><text:span text:style-name="T11">A</text:span><text:span text:style-name="T9"> is </text:span><text:span text:style-name="T11">A</text:span><text:span text:style-name="T9">..</text:span></text:p>
          </table:table-cell>
        </table:table-row>
      </table:table>
      <text:p text:style-name="Standard"/>
      <text:p text:style-name="Standard">The output will be <text:span text:style-name="T9">reverse of the word </text:span><text:span text:style-name="T11">abcdef</text:span><text:span text:style-name="T9"> is </text:span><text:span text:style-name="T11">fedcba</text:span><text:span text:style-name="T9">. </text:span></text:p>
      <text:p text:style-name="Standard">This program demonstrates how a word processing algorithm can be constructed from the natural language phrases, describing this algorithm. </text:p>
      <text:p text:style-name="P53"> </text:p>
      <text:h text:style-name="P59" text:outline-level="1">Word inversion 2</text:h>
      <text:p text:style-name="P15">This program is similar to the previous one but has a more compact code.</text:p>
      <text:p text:style-name="P15"/>
      <table:table table:name="Table17" table:style-name="Table17">
        <table:table-column table:style-name="Table17.A"/>
        <table:table-row table:style-name="Table17.1">
          <table:table-cell table:style-name="Table17.A1" office:value-type="string">
            <text:p text:style-name="P21"><text:span text:style-name="T9">[abcdef]</text:span><text:span text:style-name="T19">🡪</text:span><text:span text:style-name="T9">[X]..</text:span> <text:tab/><text:tab/><text:span text:style-name="T9"> </text:span><text:tab/>% Goal<text:line-break/><text:span text:style-name="T9">[AM]--&gt;[NA] :- </text:span><text:tab/><text:tab/><text:tab/>% Recursive rule<text:span text:style-name="T9"><text:line-break/>            [M]--&gt;[N]..</text:span> <text:tab/><text:span text:style-name="T9">[A]--&gt;[A]..</text:span> <text:tab/><text:tab/><text:tab/><text:tab/>% Boundary condition</text:p>
          </table:table-cell>
        </table:table-row>
      </table:table>
      <text:p text:style-name="Standard"/>
      <text:p text:style-name="Standard">The output will be <text:span text:style-name="T9">[abcdef]--&gt;[fedcba]. </text:span>These examples show that we can easily introduce your own syntax like <text:span text:style-name="T9">[]--&gt;[] </text:span>for expressing our favorite designations. The output will be <text:span text:style-name="T9">[abcdef]--&gt;[fedcba].</text:span></text:p>
      <text:p text:style-name="P35"/>
      <text:p text:style-name="P54">  </text:p>
      <text:h text:style-name="P59" text:outline-level="1"><text:soft-page-break/>Inversion of a list of words (separated by /)</text:h>
      <text:p text:style-name="P15">Compare this program to the previous two programs for word inversion. The only essential difference consists in two symbols / in the recursive rule, but the performance is quite different. </text:p>
      <text:p text:style-name="P15"/>
      <table:table table:name="Table18" table:style-name="Table18">
        <table:table-column table:style-name="Table18.A"/>
        <table:table-row table:style-name="Table18.1">
          <table:table-cell table:style-name="Table18.A1" office:value-type="string">
            <text:p text:style-name="P21"><text:span text:style-name="T9">reverse of the list abc/def/gh is X..</text:span><text:tab/><text:tab/><text:tab/><text:tab/><text:tab/>%Goal<text:line-break/><text:span text:style-name="T9">reverse of the list A/M is N/A :- reverse of the list M is N..</text:span><text:tab/>% Program<text:line-break/><text:span text:style-name="T9">reverse of the list A is A.. </text:span></text:p>
          </table:table-cell>
        </table:table-row>
      </table:table>
      <text:p text:style-name="Standard"/>
      <text:p text:style-name="Standard">Output: <text:span text:style-name="T9">reverse of the list abc/def/gh is gh/def/abc. </text:span>Note the readability of such programs: it is hard to imagine a program, which is more readable than what is composed from the natural language descriptions of the algorithm.</text:p>
      <text:p text:style-name="Standard"> </text:p>
      <text:h text:style-name="P59" text:outline-level="1">Replacing sub-words in a word</text:h>
      <text:p text:style-name="P15">The goal for this program has the form </text:p>
      <text:p text:style-name="Standard"><text:span text:style-name="T16">(</text:span><text:span text:style-name="T15">Word2</text:span><text:span text:style-name="T16">/</text:span><text:span text:style-name="T15">Word1</text:span><text:span text:style-name="T16">)</text:span><text:span text:style-name="T15">SourceExpression</text:span><text:span text:style-name="T16">=</text:span><text:span text:style-name="T15">ResultingExpression</text:span></text:p>
      <text:p text:style-name="P19"><text:span text:style-name="T46">This program replaces all occurrences of </text:span><text:span text:style-name="T47">word1</text:span><text:span text:style-name="T46"> in the source expression by </text:span><text:span text:style-name="T47">word2</text:span><text:span text:style-name="T46"> (upper-case letters stand for text variables). See also the applications of this program in our program examples for logic formula transformation.</text:span></text:p>
      <text:p text:style-name="P15"/>
      <table:table table:name="Table19" table:style-name="Table19">
        <table:table-column table:style-name="Table19.A"/>
        <table:table-row table:style-name="Table19.1">
          <table:table-cell table:style-name="Table19.A1" office:value-type="string">
            <text:p text:style-name="P21">% Goal:<text:line-break/><text:span text:style-name="T31">(</text:span><text:span text:style-name="T9">(y+2)/x7)[sin(2x7)+cos(4x7)]=_..</text:span> <text:line-break/>% Program: <text:line-break/><text:span text:style-name="T9">(Y/X)[AXM]=[AYN] :- <text:line-break/>            (Y/X)[M]=[N]..</text:span><text:line-break/><text:span text:style-name="T9">(Y/X)[A]=[A]..</text:span></text:p>
          </table:table-cell>
        </table:table-row>
      </table:table>
      <text:p text:style-name="Standard"/>
      <text:p text:style-name="Standard">Output: <text:span text:style-name="T9">((y+2)/x7)[sin(2x7)+cos(4x7)]=[sin(2(y+2))+cos(4(y+2))]. </text:span></text:p>
      <text:p text:style-name="P35">Note the similarity of the program constructions to the processed data: they are built just from examples of such data! </text:p>
      <text:p text:style-name="Standard">  </text:p>
      <text:h text:style-name="P59" text:outline-level="1"><text:soft-page-break/>Palindrome test</text:h>
      <text:p text:style-name="P15">This program tests a word whether it is a palindrome and finds its 1-st half (the goal is the 1-st line; the half will replace variable <text:span text:style-name="T9">W</text:span>).</text:p>
      <text:p text:style-name="P15"/>
      <table:table table:name="Table20" table:style-name="Table20">
        <table:table-column table:style-name="Table20.A"/>
        <table:table-row table:style-name="Table20.1">
          <table:table-cell table:style-name="Table20.A1" office:value-type="string">
            <text:p text:style-name="P21">% Goal<text:span text:style-name="T9"> <text:line-break/>[abcddcba]-&gt;W.. <text:line-break/></text:span>% Program<text:span text:style-name="T9"> <text:line-break/>[AXA]-&gt;AW :- <text:line-break/>            [X]-&gt;W.. <text:line-break/>[AA]-&gt;A :- <text:line-break/>            ~~[A]=[CD].. <text:line-break/>[A]=[A]..</text:span></text:p>
          </table:table-cell>
        </table:table-row>
      </table:table>
      <text:p text:style-name="Standard"/>
      <text:p text:style-name="Standard">The output: <text:span text:style-name="T9">[abcddcba]-&gt;abcd.. <text:s/></text:span><text:span text:style-name="T33">Once more, notice that notations </text:span><text:span text:style-name="T9">[</text:span><text:span text:style-name="T15">something</text:span><text:span text:style-name="T9">]-&gt;</text:span><text:span text:style-name="T15">something</text:span><text:span text:style-name="T33"> and </text:span><text:span text:style-name="T9">[</text:span><text:span text:style-name="T15">something</text:span><text:span text:style-name="T9">]</text:span><text:span text:style-name="T8">=</text:span><text:span text:style-name="T9">[</text:span><text:span text:style-name="T15">something</text:span><text:span text:style-name="T9">], </text:span><text:span text:style-name="T33">which express a transformation of entities and equality of entities </text:span><text:span text:style-name="T33">correspondingly, are </text:span><text:span text:style-name="T34">defined </text:span><text:span text:style-name="T33">just here. You can use any other expressive (for you) notation, and the program will do the same, provided all your notations match each other in a similar way.<text:line-break/></text:span></text:p>
      <text:h text:style-name="P59" text:outline-level="1"><text:bookmark text:name="List permutations"/>List permutations</text:h>
      <text:p text:style-name="P15">This is (probably) the shortest representation of an algorithm for generating list permutations, possible for the universal programming languages. You can even exclude the words "permutation for", "is", and the program will do the same. Use the compiler option for finding all decisions while running this program.</text:p>
      <text:p text:style-name="P15"/>
      <table:table table:name="Table21" table:style-name="Table21">
        <table:table-column table:style-name="Table21.A"/>
        <table:table-row table:style-name="Table21.1">
          <table:table-cell table:style-name="Table21.A1" office:value-type="string">
            <text:p text:style-name="P21">% Goal<text:span text:style-name="T9"><text:line-break/>permutation for ({1}{2}{3}{4}) is [W].. <text:line-break/></text:span>% Program<text:span text:style-name="T9"><text:line-break/>permutation for A{M}B is [{M}W] :- permutation for AB is [W].. <text:line-break/>permutation for () is [ ]..</text:span></text:p>
          </table:table-cell>
        </table:table-row>
      </table:table>
      <text:p text:style-name="P52">Output: </text:p>
      <text:p text:style-name="P48">permutation for ({1}{2}{3}{4}) is [{1}{2}{3}{4}] . <text:line-break/>permutation for ({1}{2}{3}{4}) is [{1}{2}{4}{3}] . <text:line-break/>permutation for ({1}{2}{3}{4}) is [{1}{3}{2}{4}] . <text:line-break/>permutation for ({1}{2}{3}{4}) is [{1}{3}{4}{2}] . <text:line-break/>…</text:p>
      <text:p text:style-name="P54"><text:soft-page-break/></text:p>
      <text:h text:style-name="P59" text:outline-level="1">Generating words of form W [W-1] W:</text:h>
      <text:p text:style-name="P15">Generation of words of the type W [W-1] W (see the comment below), which is impossible for CF grammars.</text:p>
      <table:table table:name="Table22" table:style-name="Table22">
        <table:table-column table:style-name="Table22.A"/>
        <table:table-row table:style-name="Table22.1">
          <table:table-cell table:style-name="Table22.A1" office:value-type="string">
            <text:p text:style-name="P21">%Goal<text:span text:style-name="T9"><text:line-break/>[A][B][A].. <text:line-break/></text:span>%Program<text:span text:style-name="T9"><text:line-break/>[X][X][X] :- letter [X].. <text:line-break/>[AX][XB][AX] :- <text:line-break/>            [A][B][A] ,, <text:line-break/>            letter [X].. <text:line-break/>letter [a].. <text:line-break/>letter [b]..</text:span></text:p>
          </table:table-cell>
        </table:table-row>
      </table:table>
      <text:p text:style-name="Standard"/>
      <text:p text:style-name="Standard">Comment: The program generates words <text:span text:style-name="T9">[a][a][a]</text:span><text:span text:style-name="T33">,</text:span><text:span text:style-name="T9"> [b][b][b]</text:span><text:span text:style-name="T33">,</text:span><text:span text:style-name="T9"> [aa][aa][aa]</text:span><text:span text:style-name="T33">,</text:span><text:span text:style-name="T9"> [ab][ba][ab]</text:span><text:span text:style-name="T33">,</text:span><text:span text:style-name="T9"> [abab][baba][abab]</text:span> etc, where the 2-nd word is inverse of the 1-st and 3-rd words which are equal.</text:p>
      <text:p text:style-name="Standard"/>
      <text:h text:style-name="P59" text:outline-level="1"><text:bookmark-start text:name="Bubble sort of a digit list"/>Bubble sort of a digit list<text:bookmark-end text:name="Bubble sort of a digit list"/></text:h>
      <text:p text:style-name="P15">In this program, just finding the digits in the ascending digit list tests the order of digits.</text:p>
      <text:p text:style-name="P15"/>
      <table:table table:name="Table23" table:style-name="Table23">
        <table:table-column table:style-name="Table23.A"/>
        <table:table-row table:style-name="Table23.1">
          <table:table-cell table:style-name="Table23.A1" office:value-type="string">
            <text:p text:style-name="P21"><text:span text:style-name="T9">sort of begin [2] [4] [5] [9] [3] [7] [4] [3] [5] end is [W]..<text:tab/><text:tab/></text:span><text:tab/><text:span text:style-name="T33">% Goal</text:span><text:span text:style-name="T9"><text:line-break/>sort of A [M] [N] B is [W] :- </text:span><text:tab/><text:span text:style-name="T9"><text:tab/></text:span><text:tab/><text:span text:style-name="T9"><text:tab/></text:span><text:tab/><text:span text:style-name="T9"><text:tab/></text:span><text:span text:style-name="T33">% Program</text:span><text:span text:style-name="T9"><text:line-break/></text:span><text:span text:style-name="T9">            [M]&lt;[N],, <text:line-break/>            sort of A [N] [M] B is [W].. <text:tab/>sort of A is [A].. <text:line-break/>[M]&lt;[N] :- <text:line-break/>            digits [_ M _ N _].. <text:line-break/>digits [# 0 # 1 # 2 # 3 # 4 # 5 # 6 # 7 # 8 # 9 #].. <text:s text:c="3"/></text:span></text:p>
          </table:table-cell>
        </table:table-row>
      </table:table>
      <text:p text:style-name="Standard"/>
      <text:p text:style-name="Standard">Output: <text:span text:style-name="T9">sort of begin [2] [4] [5] [9] [3] [7] [4] [3] [5] end is [begin [9] [7] [5] [5] [4] [4] [3] [3] [2] end]</text:span></text:p>
      <text:p text:style-name="Standard">Such programs will never need detailed documentation. Since <text:span text:style-name="T28">text matching </text:span>is the main programming concept, the reader will always find the explanation of program elements in other similar elements.</text:p>
      <text:p text:style-name="P50"><text:soft-page-break/></text:p>
      <text:h text:style-name="P59" text:outline-level="1">Bubble sort of numbers</text:h>
      <text:p text:style-name="P15">In this program, the order of numbers is tested by incorporated Prolog predicate <text:span text:style-name="T9">&lt;</text:span>. Designation <text:span text:style-name="T9">{</text:span><text:span text:style-name="T33">...</text:span><text:span text:style-name="T9">}</text:span> stands for Prolog terms imbedded into Sampletalk programs (machine-oriented numbers in this case),</text:p>
      <text:p text:style-name="P15"/>
      <table:table table:name="Table24" table:style-name="Table24">
        <table:table-column table:style-name="Table24.A"/>
        <table:table-row table:style-name="Table24.1">
          <table:table-cell table:style-name="Table24.A1" office:value-type="string">
            <text:p text:style-name="P21">% Goal:<text:span text:style-name="T9"> <text:line-break/>sort of [begin {2.7} {1024} {9.8} {3.14} end] is W.. <text:line-break/></text:span>% Program:<text:span text:style-name="T9"> <text:line-break/>sort of [A {M} {N} B] is W :- <text:line-break/>            {M&lt;N},, <text:line-break/>            sort of [A {N} {M} B] is W.. <text:line-break/>sort of [A] is A..</text:span></text:p>
          </table:table-cell>
        </table:table-row>
      </table:table>
      <text:h text:style-name="Heading_20_1" text:outline-level="1"><text:span text:style-name="T40">Output: </text:span><text:span text:style-name="T17">sort of [begin {2.7} {1024} {9.8} {3.14} end] is begin {1024} {9.8} {3.14} {2.7} end</text:span><text:span text:style-name="T35">.</text:span></text:h>
      <text:h text:style-name="P62" text:outline-level="1"/>
      <text:h text:style-name="P59" text:outline-level="1">Merge sort</text:h>
      <text:p text:style-name="Standard"><text:span text:style-name="T13"><text:tab/></text:span><text:span text:style-name="T33">Sorting a list of numbers by dividing the list into two parts, sorting these parts, and then merging the results. </text:span></text:p>
      <text:p text:style-name="P15"/>
      <table:table table:name="Table25" table:style-name="Table25">
        <table:table-column table:style-name="Table25.A"/>
        <table:table-row table:style-name="Table25.1">
          <table:table-cell table:style-name="Table25.A1" office:value-type="string">
            <text:p text:style-name="P3"><text:span text:style-name="T33">% Goal (variable W stands for the sorted list):</text:span><text:span text:style-name="T9"> <text:line-break/></text:span><text:span text:style-name="T9">sort of the list {7}{7}{7}{128}{2}{12}{10}{-130}{1993}{1492}{5743}* is list W.. <text:line-break/></text:span><text:span text:style-name="T33">% Program. Boundary conditions for two-element and one-element lists:</text:span><text:span text:style-name="T9"> <text:line-break/>sort of the list {M}{N}* is list {M}{N}* :- {M&lt;N} .. <text:line-break/>sort of the list {M}{N}* is list {N}{M}* .. <text:line-break/>sort of the list {M}* is list {M}* ..</text:span></text:p>
            <text:p text:style-name="Standard"><text:span text:style-name="T33">% Recursive rule:</text:span><text:span text:style-name="T9"> <text:line-break/>sort of the list A is list W :- <text:line-break/>            list A consists of even elements [E] and odd elements [O] ,, <text:line-break/>            sort of the list E is list X ,, <text:line-break/>            sort of the list O is list Y ,, <text:line-break/>            result of merging lists [X] and [Y] is list W ..</text:span></text:p>
            <text:p text:style-name="Standard"><text:span text:style-name="T33">% Clauses for dividing a list into two parts - for even and odd elements - recursive rule:</text:span><text:span text:style-name="T9"> <text:line-break/>list {X}{Y}A consists of even elements [{X}B] and odd elements [{Y}C] :- <text:line-break/>            list A <text:s/>consists of even elements [B] and odd elements [C] ..<text:tab/></text:span></text:p>
            <text:p text:style-name="Standard"><text:soft-page-break/><text:span text:style-name="T33">% Boundary conditions for 1-element and 0-element lists:</text:span><text:span text:style-name="T9"> <text:line-break/>list {X}* consists of even elements [{X}*] and odd elements [*] .. <text:line-break/>list * consists of even elements [*] and odd elements [*] ..</text:span></text:p>
            <text:p text:style-name="Standard"><text:span text:style-name="T33">% Clauses for merging sorted lists - recursive rules:</text:span><text:span text:style-name="T9"> <text:line-break/>result of merging lists [{K}A] and [{L}B] is list {K}W :- <text:line-break/>            {K&lt;L} ,, <text:line-break/>            result of merging lists [A] and [{L}B] is list W .. <text:line-break/>result of merging lists [{K}A] and [{L}B] is list W :- <text:line-break/>            {K = L} ,, <text:line-break/>            result of merging lists [A] and [{L}B] is list W .. <text:line-break/>result of merging lists [{K}A] and [{L}B] is list {L}W :- <text:line-break/>            result of merging lists [{K}A] and [B] is list W ..</text:span></text:p>
            <text:p text:style-name="P21"><text:span text:style-name="T33">% Boundary conditions for 0-element and 1-element lists:</text:span><text:span text:style-name="T9"> <text:line-break/>result of merging lists [*] and [A*] is list A* .. <text:line-break/>result of merging lists [A*] and [*] is list A* .. </text:span></text:p>
          </table:table-cell>
        </table:table-row>
      </table:table>
      <text:h text:style-name="Heading_20_1" text:outline-level="1"><text:span text:style-name="T40">Output: </text:span><text:span text:style-name="T17">sort of the list {7}{7}{7}{128}{2}{12}{10}{-130}{1993}{1492}{5743}* is list {-130} {2} {7} {10} {12} {128} {1492} {1993} {5743}*</text:span></text:h>
      <text:p text:style-name="P52"/>
      <text:p text:style-name="P15"><text:span text:style-name="T3">Once more, this is almost a pure natural language description of a merge sort algorithm. Due to </text:span><text:span text:style-name="T4">matching samples</text:span><text:span text:style-name="T3">, this is a working program. So, we are </text:span><text:span text:style-name="T4">programming</text:span><text:span text:style-name="T3"> in a natural language! </text:span></text:p>
      <text:p text:style-name="P48"/>
      <text:p text:style-name="P48"/>
      <text:h text:style-name="P59" text:outline-level="1"><text:bookmark-start text:name="About sequential and parallel processing"/>About sequential and parallel processing<text:bookmark-end text:name="About sequential and parallel processing"/> in Prolog and Sampletalk: limitations of sequential object matching</text:h>
      <text:p text:style-name="P17"/>
      <text:p text:style-name="P15">Consider the example of logic reasoning about polygons (see above), expressed in English, once more. We can express its fragment, related to polygon types, in a simpler way:<text:span text:style-name="T9"> <text:line-break/></text:span></text:p>
      <table:table table:name="Table26" table:style-name="Table26">
        <table:table-column table:style-name="Table26.A"/>
        <table:table-row table:style-name="Table26.1">
          <table:table-cell table:style-name="Table26.A1" office:value-type="string">
            <text:p text:style-name="P3">% Knowledge base about polygons:<text:span text:style-name="T9"> </text:span></text:p>
            <text:p text:style-name="P25">a rectangle is a parallelogram with equal diagonals.. <text:line-break/>a rhombus is a parallelogram with equal adjacent sides.. <text:line-break/>a square is a rectangle with equal adjacent sides.. <text:line-break/>a parallelogram is a quadrangle with two pairs of parallel sides.. <text:line-break/><text:soft-page-break/><text:line-break/>a A is a B :- <text:line-break/>            a A is a B with P.. <text:line-break/>a A is a C :- <text:line-break/>            a A is a B ,, <text:line-break/>            a B is a C.. <text:line-break/>a A is a D :- <text:line-break/>            a A is a B with X ,, <text:line-break/>            a B is a C ,, <text:line-break/>            a D is a C with X..</text:p>
          </table:table-cell>
        </table:table-row>
      </table:table>
      <text:p text:style-name="Standard"><text:span text:style-name="T9"><text:line-break/></text:span>Then, we would like this program to behave correspondingly: Given the following goals, the program should find the positive decisions:</text:p>
      <text:p text:style-name="P48">a rhombus is a quadrangle.. <text:tab/>a square is a quadrangle.. <text:line-break/>a square is a rhombus.. <text:line-break/>a rectangle is a parallelogram.. <text:line-break/>a rectangle is a quadrangle.. <text:line-break/></text:p>
      <text:p text:style-name="P16">If a standard Prolog strategy for resolving goals is applied, then the last three program clauses will lead to an infinite recursion for some of the goals. We can rearrange these clauses. However, we will not find their order, in which all the above goals will be resolved. </text:p>
      <text:p text:style-name="P15">Since we are <text:span text:style-name="T4">programming </text:span>in natural language, we would like to have the options for more natural application of the sequential object comparison. In Sampletalk, the additional interpreter options allow the breadth-first search for goal matching. This reminds us of our intuitive notion of the matching objects: Comparing objects in our brain, we avoid an infinite application of cyclic inferences. <text:s/>Instead, we try to consider the alternative models. </text:p>
      <text:h text:style-name="P64" text:outline-level="1"/>
      <text:h text:style-name="Heading_20_1" text:outline-level="1"><text:span text:style-name="T2">Metaphoric </text:span><text:bookmark-start text:name="Conclusion about Sampletalk"/><text:span text:style-name="T2">Conclusion about </text:span><text:span text:style-name="T5">Sampletalk</text:span><text:bookmark-end text:name="Conclusion about Sampletalk"/><text:span text:style-name="T5"> </text:span><text:span text:style-name="T2">programming technology</text:span></text:h>
      <text:p text:style-name="P28">CAR DESK METAPHOR</text:p>
      <text:p text:style-name="P29"><text:span text:style-name="T25"><text:tab/><text:tab/></text:span>Let us try to compare Sampletalk programming technology to some other technologies metaphorically. Programming with complex syntax and semantics resembles driving a car without a control desk. You want to turn --- take a spanner and revolve a special bolt. Need to stop --- take another spanner and turn a gas tap (and what about a brake? find a vice, read its manual, and grip the axle). Such actions have almost nothing in common with the country map and the journey plan, although can help in a slow, may be dangerous as for possible collisions, but sometimes successful motion. </text:p>
      <text:p text:style-name="P29"><text:soft-page-break/><text:tab/><text:tab/>Situations with complex syntax and semantics are the same. Typically they have nothing in common with the problem in question, nor with the intuitive plan of the program being created, although can help in a slow, may be dangerous as for errors, but sometimes successful programming.</text:p>
      <text:p text:style-name="P29"><text:tab/><text:tab/>One needs a <text:span text:style-name="T27">steering wheel </text:span>and a <text:span text:style-name="T27">speed lever</text:span>. To some extent, Prolog is such a tool. Unification (read: the <text:span text:style-name="T27">steering wheel</text:span>) and performance strategy (read: the <text:span text:style-name="T27">speed lever</text:span>), its basis, have some similarity to such features of a human thinking as matching of intuitive images and exhaustion of variants for problem solving. For many applications this provides more effective programming than the conventional programming languages.</text:p>
      <text:p text:style-name="P29"><text:span text:style-name="T31"><text:tab/><text:tab/>We go further</text:span>: we create a country map (<text:span text:style-name="T26">samples</text:span>) from the country pictures (text examples), and allow the user to control the world automatically, simply by combining such objects. So, imagine you are in a car and can drive it just by matching the map to what you see in the window…</text:p>
      <text:p text:style-name="P30"/>
      <text:h text:style-name="P59" text:outline-level="1"><text:bookmark text:name="Perspectives for the Future"/>Perspectives for the Future</text:h>
      <text:p text:style-name="P16"><text:span text:style-name="T26">SAMPLETALK</text:span> technology, described here, can provide an unexpected power for software creation and for incorporation of a scientific knowledge into the software projects. </text:p>
      <text:p text:style-name="P44"><text:tab/>The advantage of the technology is a reduction of the time and cost for software development, and, still more, for software maintenance. The technology is based on the methods of automatic identification and extraction of algorithms from text documents, containing data examples and their formal and semi-formal explanations. Even in its today form the technology can be applied for fast prototyping of the algorithms for logic inference, parsing, machine translation and knowledge representation (see the above examples).</text:p>
      <text:p text:style-name="P44"><text:tab/>The technology provides a way to extract algorithms automatically or semi-automatically, from document examples, without any efforts for <text:span text:style-name="T26">writing</text:span> the program code. This feature turns programming into a human activity, which if available for every intelligent individual <text:span text:style-name="T16">independently on his computer language skills</text:span>.</text:p>
      <text:p text:style-name="P44"><text:s/><text:tab/>Some forms of the technology can be related to patent-style formulations of the algorithms and to immediate usage of such formulations in programs. This means that the user can verbally describe the application, which he wants to build. After this, he can get a working prototype of the application automatically.</text:p>
      <text:p text:style-name="P16">Connecting such a system to an existing database of patented algorithms and to a published literature, where algorithms are described in a semi-formal form has many perspectives. <text:s/><text:span text:style-name="T16">So, imagine a patent text, accompanied with an immediately and automatically constructed prototype, which is described in this patent.</text:span> Such text can be immediately incorporated into new software, then modified or combined with other texts in order to construct new algorithms in a similar way.</text:p>
      <text:p text:style-name="P44"><text:s/><text:tab/>The technology can reduce the linearity of programming, meaning that today we write and debug the algorithms linearly, statement after or before another statement, breakpoint after breakpoint, etc. This linearity is inconsistent with our intuitive<text:span text:style-name="T26"> </text:span>images of complex data and <text:soft-page-break/>algorithms. We often need to recall such images, and we need to match numerous tiny program details to those mental images. This problem is not well understood in computer business. Emerging programming technologies almost do not address this. In my opinion, this is an important reason for failures of some computer projects.</text:p>
      <text:p text:style-name="Standard"/>
      <text:h text:style-name="P65" text:outline-level="4"><text:bookmark-start text:name="Related publications"/>Related publications<text:bookmark-end text:name="Related publications"/>:</text:h>
      <text:p text:style-name="Standard"><text:span text:style-name="T36"><text:tab/></text:span><text:span text:style-name="T37">1. A. Gleibman. Intelligent Processing of an Unrestricted Text in First Order String Calculus. In: M.L. Gavrilova et al. (Eds.): Trans. on Comput. Sci. V, LNCS 5540, pp. 99–127, 2009. © Springer-Verlag Berlin Heidelberg 2009. </text:span><text:a xlink:type="simple" xlink:href="https://link.springer.com/chapter/10.1007/978-3-642-02097-1_6" text:style-name="Internet_20_link" text:visited-style-name="Visited_20_Internet_20_Link">https://link.springer.com/chapter/10.1007/978-3-642-02097-1_6</text:a> <text:s/><text:span text:style-name="T37"><text:s/></text:span></text:p>
      <text:p text:style-name="P32"><text:span text:style-name="T55"><text:tab/></text:span><text:span text:style-name="T37">2. A. Gleibman. Knowledge Representation via Verbal Description Generalization: <text:s text:c="2"/></text:span></text:p>
      <text:p text:style-name="P32"><text:span text:style-name="T37">Alternative Programming in Sampletalk Language. In: Workshop on Inference for Textual Question Answering. July 09, 2005 – Pittsburgh, Pennsylvania, pp. 59-68. AAAI-05 -- the Twentieth National Conference on Artificial Intelligence. </text:span><text:a xlink:type="simple" xlink:href="http://www.aaai.org/Papers/Workshops/2005/WS-05-05/WS05-05-010.pdf" text:style-name="Internet_20_link" text:visited-style-name="Visited_20_Internet_20_Link"><text:span text:style-name="T20">http://www.aaai.org/Papers/Workshops/2005/WS-05-05/WS05-05-010.pdf</text:span></text:a><text:span text:style-name="T45"> </text:span><text:span text:style-name="T37"><text:s text:c="2"/></text:span></text:p>
      <text:p text:style-name="P32"><text:span text:style-name="T55"><text:tab/></text:span><text:span text:style-name="T37">3. A. Gleibman. Reasoning About Equations: Towards Physical Discovery. In: The Issue of the Institute of Theoretical Astronomy of the Russian Academy of Sciences No.18, 1992, 37 pp. In Russian.</text:span></text:p>
      <text:p text:style-name="P32"><text:span text:style-name="T55"><text:tab/></text:span><text:span text:style-name="T37">4. A. Gleibman. Synthesis of Text Processing Programs by Example: The SAMPLE Language. In: The issue of the Institute of Theoretical Astronomy of the Russian Academy of Sciences. No.15, 27 pp., 1991. In Russian. </text:span></text:p>
      <text:p text:style-name="P33"><text:s text:c="8"/><text:tab/>5. A. Gleibman. Automatic construction of equations for celestial mechanics on the ground of observation data. Theses. of papers of the Soviet conference "Methods for Computer Modeling of a Classic and Celestial Mechanics", Leningrad, 1989, p.30. In Russian. </text:p>
      <text:p text:style-name="P31"><text:span text:style-name="T37"><text:s text:c="12"/>6. A. Gleibman. Object Recognition System Design in Computer Vision: a Universal </text:span><text:span text:style-name="T37">Approach. </text:span><text:a xlink:type="simple" xlink:href="https://arxiv.org/abs/1310.7170" text:style-name="Internet_20_link" text:visited-style-name="Visited_20_Internet_20_Link"><text:span text:style-name="T18">https://arxiv.org/abs/1310.7170</text:span></text:a><text:span text:style-name="T45"> </text:span></text:p>
      <text:p text:style-name="P31"><text:span text:style-name="T33"><text:tab/>7. </text:span><text:span text:style-name="T37"><text:s/>A. Gleibman. </text:span><text:span text:style-name="T49">Delegating Custom Object Detection Tasks to a Universal Classification System. <text:s text:c="2"/></text:span><text:a xlink:type="simple" xlink:href="https://arxiv.org/abs/1401.6126" text:style-name="Internet_20_link" text:visited-style-name="Visited_20_Internet_20_Link"><text:span text:style-name="T53">https://arxiv.org/abs/1401.6126</text:span></text:a><text:span text:style-name="T50"> </text:span></text:p>
      <text:p text:style-name="P31"><text:span text:style-name="T8"><text:tab/></text:span><text:span text:style-name="T33">8. </text:span><text:span text:style-name="T51">A.H. Gleibman. Synthesis of Text Processing Programs by Example: The Sample Language. </text:span><text:span text:style-name="T38">Preprint of the Institute of Theoretical Astronomy of the Russian Academy of Sci. No.15, 27 pp.,1991. In Russian.</text:span><text:span text:style-name="T33"> <text:s text:c="2"/></text:span><text:a xlink:type="simple" xlink:href="https://docs.google.com/document/d/e/2PACX-1vQyfnT4N2V9C7WdLqjvcvVN0TnbTLIvoTZCfQBa9DdKkUlh2aMXWoOGTbp_yvPJTA/pub" text:style-name="Internet_20_link" text:visited-style-name="Visited_20_Internet_20_Link"><text:span text:style-name="T18">English translation</text:span></text:a></text:p>
      <text:p text:style-name="P34"/>
      <text:p text:style-name="P34"/>
      <text:p text:style-name="P34"/>
      <text:p text:style-name="P3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2"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Arimo" svg:font-family="Arimo"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Dutch" svg:font-family="Dutch, 'Times New Roman'" style:font-family-generic="roman" style:font-pitch="variable"/>
    <style:font-face style:name="Noto Sans Symbols" svg:font-family="'Noto Sans Symbol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mo1" svg:font-family="Arimo"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693in" fo:margin-bottom="0.0693in" fo:text-align="start" style:justify-single-word="false" fo:text-indent="0in" style:auto-text-indent="false" style:vertical-align="auto"/>
      <style:text-properties fo:font-size="12pt" fo:language="en" fo:country="US" style:font-size-asian="12pt" style:language-asian="en" style:country-asian="US" style:font-name-complex="Times New Roman" style:font-size-complex="12pt" style:language-complex="he" style:country-complex="I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text-align="justify" style:justify-single-word="false"/>
      <style:text-properties fo:font-size="10pt" style:font-size-asian="10pt" style:font-size-complex="10pt"/>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4pt" fo:font-weight="bold" style:letter-kerning="true" style:font-name-asian="Arial"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tyle="italic" fo:font-weight="bold" style:font-name-asian="Arial"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style:font-name-asian="Arial" style:font-name-complex="Arial"/>
    </style:style>
    <style:style style:name="heading_20_4" style:display-name="heading 4" style:family="paragraph" style:parent-style-name="Standard" style:next-style-name="Standard" style:default-outline-level="4" style:list-style-name="">
      <style:paragraph-properties fo:text-align="justify" style:justify-single-word="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list-style-name="">
      <style:paragraph-properties fo:keep-with-next="always"/>
      <style:text-properties fo:color="#ff00ff" fo:font-size="16pt" fo:font-weight="bold" style:font-size-asian="16pt" style:font-weight-asian="bold" style:font-size-complex="16pt" style:font-weight-complex="bold"/>
    </style:style>
    <style:style style:name="heading_20_6" style:display-name="heading 6" style:family="paragraph" style:parent-style-name="Standard" style:next-style-name="Standard" style:default-outline-level="6" style:list-style-name="">
      <style:paragraph-properties fo:keep-with-next="always"/>
      <style:text-properties fo:color="#ff0000" fo:font-size="14pt" fo:font-weight="bold" style:font-size-asian="14pt" style:font-weight-asian="bold" style:font-size-complex="14pt" style:font-weight-complex="bold"/>
    </style:style>
    <style:style style:name="heading_20_7" style:display-name="heading 7" style:family="paragraph" style:parent-style-name="Standard" style:next-style-name="Standard" style:default-outline-level="7" style:list-style-name="">
      <style:paragraph-properties fo:margin-left="0.25in" fo:margin-right="0in" fo:margin-top="0.1665in" fo:margin-bottom="0.0417in" fo:text-indent="-0.25in" style:auto-text-indent="false">
        <style:tab-stops/>
      </style:paragraph-properties>
      <style:text-properties style:font-name="Dutch" fo:font-size="10pt" style:font-name-asian="Dutch" style:font-size-asian="10pt" style:font-name-complex="Dutch" style:font-size-complex="10pt"/>
    </style:style>
    <style:style style:name="heading_20_8" style:display-name="heading 8" style:family="paragraph" style:parent-style-name="Standard" style:next-style-name="Standard" style:default-outline-level="8" style:list-style-name="">
      <style:paragraph-properties fo:margin-left="0.25in" fo:margin-right="0in" fo:margin-top="0.1665in" fo:margin-bottom="0.0417in" fo:text-indent="-0.25in" style:auto-text-indent="false">
        <style:tab-stops/>
      </style:paragraph-properties>
      <style:text-properties style:font-name="Dutch" fo:font-size="10pt" fo:font-style="italic" style:font-name-asian="Dutch" style:font-size-asian="10pt" style:font-style-asian="italic" style:font-name-complex="Dutch" style:font-size-complex="10pt" style:font-style-complex="italic"/>
    </style:style>
    <style:style style:name="heading_20_9" style:display-name="heading 9" style:family="paragraph" style:parent-style-name="Standard" style:next-style-name="Standard" style:default-outline-level="9" style:list-style-name="">
      <style:paragraph-properties fo:margin-left="0.25in" fo:margin-right="0in" fo:margin-top="0.1665in" fo:margin-bottom="0.0417in" fo:text-indent="-0.25in" style:auto-text-indent="false">
        <style:tab-stops/>
      </style:paragraph-properties>
      <style:text-properties style:font-name="Dutch" fo:font-size="9pt" fo:font-style="italic" style:font-name-asian="Dutch" style:font-size-asian="9pt" style:font-style-asian="italic" style:font-name-complex="Dutch" style:font-size-complex="9pt" style:font-style-complex="italic"/>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weight="bold" style:font-weight-asian="bold"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paragraph-properties fo:margin-left="0.25in" fo:margin-right="0.25in" fo:text-indent="0in" style:auto-text-indent="false"/>
    </style:style>
    <style:style style:name="Preformatted" style:family="paragraph" style:paren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name-complex="Courier New" style:font-size-complex="10pt"/>
    </style:style>
    <style:style style:name="HTML_20_Bottom_20_of_20_Form" style:display-name="HTML Bottom of Form" style:family="paragraph" style:parent-style-name="Standard" style:next-style-name="Standard">
      <style:paragraph-properties fo:margin-top="0in" fo:margin-bottom="0in" fo:text-align="center" style:justify-single-word="false" style:border-line-width-top="0.0008in 0.0138in 0.0008in" fo:padding="0in" fo:border-left="none" fo:border-right="none" fo:border-top="0.0154in double #000000" fo:border-bottom="none"/>
      <style:text-properties style:font-name="Arial" fo:font-size="8pt" style:font-name-asian="Arial" style:font-size-asian="8pt" style:font-name-complex="Arial" style:font-size-complex="8pt" text:display="none"/>
    </style:style>
    <style:style style:name="HTML_20_Top_20_of_20_Form" style:display-name="HTML Top of Form" style:family="paragraph" style:parent-style-name="Standard" style:next-style-name="Standard">
      <style:paragraph-properties fo:margin-top="0in" fo:margin-bottom="0in" fo:text-align="center" style:justify-single-word="false" style:border-line-width-bottom="0.0008in 0.0138in 0.0008in" fo:padding="0in" fo:border-left="none" fo:border-right="none" fo:border-top="none" fo:border-bottom="0.0154in double #000000"/>
      <style:text-properties style:font-name="Arial" fo:font-size="8pt" style:font-name-asian="Arial" style:font-size-asian="8pt" style:font-name-complex="Arial" style:font-size-complex="8pt" text:display="none"/>
    </style:style>
    <style:style style:name="Document_20_Map" style:display-name="Document Map" style:family="paragraph" style:parent-style-name="Standard">
      <style:text-properties style:font-name="Tahoma" style:font-name-asian="Tahoma" style:font-name-complex="Tahoma"/>
    </style:style>
    <style:style style:name="Body_20_Text_20_2" style:display-name="Body Text 2" style:family="paragraph" style:parent-style-name="Standard" style:default-outline-level="1" style:list-style-name="">
      <style:text-properties fo:color="#0000ff" fo:font-size="10pt" fo:font-weight="bold" style:font-size-asian="10pt" style:font-weight-asian="bold" style:font-size-complex="10pt" style:font-weight-complex="bold"/>
    </style:style>
    <style:style style:name="toc_20_1" style:display-name="toc 1" style:family="paragraph" style:parent-style-name="Standard" style:next-style-name="Standard">
      <style:paragraph-properties fo:margin-top="0.25in" fo:margin-bottom="0in">
        <style:tab-stops>
          <style:tab-stop style:position="6in" style:type="right"/>
        </style:tab-stops>
      </style:paragraph-properties>
      <style:text-properties fo:text-transform="uppercase" style:font-name="Dutch" fo:font-weight="bold" style:font-name-asian="Dutch" style:font-weight-asian="bold" style:font-name-complex="Dutch" style:font-weight-complex="bold"/>
    </style:style>
    <style:style style:name="Body_20_Text_20_Indent_20_2" style:display-name="Body Text Indent 2" style:family="paragraph" style:parent-style-name="Standard">
      <style:paragraph-properties fo:margin-left="0in" fo:margin-right="0in" fo:text-indent="0.5in" style:auto-text-indent="false"/>
      <style:text-properties fo:font-size="10pt" style:font-size-asian="10pt" style:font-size-complex="10pt"/>
    </style:style>
    <style:style style:name="Body_20_Text_20_Indent_20_3" style:display-name="Body Text Indent 3" style:family="paragraph" style:parent-style-name="Standard">
      <style:paragraph-properties fo:margin-left="0in" fo:margin-right="0in" fo:text-indent="0.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in" fo:margin-bottom="0.0799in" fo:text-indent="-0.25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3752in" fo:margin-right="0in" fo:margin-top="0in" fo:margin-bottom="0.198in" fo:line-height="92%" fo:text-align="center"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ucida Sans" fo:font-size="12pt" fo:font-style="normal" fo:text-shadow="none" style:text-underline-style="none" fo:font-weight="normal"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ucida Sans" fo:font-size="18pt"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ucida Sans" fo:font-size="12pt" fo:font-style="normal" fo:text-shadow="none" style:text-underline-style="none" fo:font-weight="normal"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in" fo:margin-bottom="0.0799in" fo:text-indent="-0.25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1" style:font-size-complex="24pt" style:font-weight-complex="bold"/>
    </style:style>
    <style:style style:name="normal" style:family="paragraph" style:default-outline-level="" style:list-style-name="">
      <style:paragraph-properties fo:orphans="2" fo:widows="2" style:writing-mode="lr-tb"/>
      <style:text-properties style:use-window-font-color="true"/>
    </style:style>
    <style:style style:name="Heading_20_6" style:display-name="Heading 6" style:family="paragraph" style:parent-style-name="normal" style:next-style-name="Text_20_body" style:default-outline-level="6" style:list-style-name="" style:class="text">
      <style:paragraph-properties fo:margin-left="0in" fo:margin-right="0in" fo:text-indent="0in" style:auto-text-indent="false" fo:keep-with-next="always"/>
      <style:text-properties fo:color="#ff0000"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left="0in" fo:margin-right="0in" fo:text-align="justify" style:justify-single-word="false" fo:text-indent="0in" style:auto-text-indent="false" fo:keep-with-next="always"/>
      <style:text-properties fo:font-weight="bold" style:font-weight-asian="bold"/>
    </style:style>
    <style:style style:name="RTF_5f_Num_20_2_20_1" style:display-name="RTF_Num 2 1" style:family="text">
      <style:text-properties style:font-name="Times New Roman" style:font-name-asian="Times New Roman" style:font-name-complex="Times New Roman"/>
    </style:style>
    <style:style style:name="RTF_5f_Num_20_2_20_2" style:display-name="RTF_Num 2 2" style:family="text">
      <style:text-properties style:font-name="Times New Roman" style:font-name-asian="Times New Roman" style:font-name-complex="Times New Roman"/>
    </style:style>
    <style:style style:name="RTF_5f_Num_20_2_20_3" style:display-name="RTF_Num 2 3" style:family="text">
      <style:text-properties style:font-name="Times New Roman" style:font-name-asian="Times New Roman" style:font-name-complex="Times New Roman"/>
    </style:style>
    <style:style style:name="RTF_5f_Num_20_2_20_4" style:display-name="RTF_Num 2 4" style:family="text">
      <style:text-properties style:font-name="Times New Roman" style:font-name-asian="Times New Roman" style:font-name-complex="Times New Roman"/>
    </style:style>
    <style:style style:name="RTF_5f_Num_20_2_20_5" style:display-name="RTF_Num 2 5" style:family="text">
      <style:text-properties style:font-name="Times New Roman" style:font-name-asian="Times New Roman" style:font-name-complex="Times New Roman"/>
    </style:style>
    <style:style style:name="RTF_5f_Num_20_2_20_6" style:display-name="RTF_Num 2 6" style:family="text">
      <style:text-properties style:font-name="Times New Roman" style:font-name-asian="Times New Roman" style:font-name-complex="Times New Roman"/>
    </style:style>
    <style:style style:name="RTF_5f_Num_20_2_20_7" style:display-name="RTF_Num 2 7" style:family="text">
      <style:text-properties style:font-name="Times New Roman" style:font-name-asian="Times New Roman" style:font-name-complex="Times New Roman"/>
    </style:style>
    <style:style style:name="RTF_5f_Num_20_2_20_8" style:display-name="RTF_Num 2 8" style:family="text">
      <style:text-properties style:font-name="Times New Roman" style:font-name-asian="Times New Roman" style:font-name-complex="Times New Roman"/>
    </style:style>
    <style:style style:name="RTF_5f_Num_20_2_20_9" style:display-name="RTF_Num 2 9" style:family="text">
      <style:text-properties style:font-name="Times New Roman" style:font-name-asian="Times New Roman" style:font-name-complex="Times New Roman"/>
    </style:style>
    <style:style style:name="RTF_5f_Num_20_3_20_1" style:display-name="RTF_Num 3 1" style:family="text">
      <style:text-properties style:font-name="Symbol" style:font-name-asian="Times New Roman"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Times New Roman" style:font-name-asian="Times New Roman"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Calibri"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Calibri"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font-name-asian="Times New Roman" style:font-weight-asian="bold" style:font-name-complex="Calibri" style:font-weight-complex="bold"/>
    </style:style>
    <style:style style:name="Heading_20_7_20_Char" style:display-name="Heading 7 Char" style:family="text" style:parent-style-name="Default_20_Paragraph_20_Font">
      <style:text-properties style:font-name="Calibri" fo:font-size="12pt" style:font-name-asian="Times New Roman" style:font-size-asian="12pt" style:font-name-complex="Calibri" style:font-size-complex="12pt"/>
    </style:style>
    <style:style style:name="Heading_20_8_20_Char" style:display-name="Heading 8 Char" style:family="text" style:parent-style-name="Default_20_Paragraph_20_Font">
      <style:text-properties style:font-name="Calibri" fo:font-size="12pt" fo:font-style="italic" style:font-name-asian="Times New Roman" style:font-size-asian="12pt" style:font-style-asian="italic" style:font-name-complex="Calibri"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font-name-complex="Cambria"/>
    </style:style>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parent-style-name="Default_20_Paragraph_20_Font">
      <style:text-properties style:font-name="Times New Roman" fo:font-style="italic" style:font-name-asian="Times New Roman" style:font-style-asian="italic" style:font-name-complex="Times New Roman" style:font-style-complex="italic"/>
    </style:style>
    <style:style style:name="Internet_20_link" style:display-name="Internet link" style:family="text" style:parent-style-name="Default_20_Paragraph_20_Font">
      <style:text-properties fo:color="#0000ff" style:font-name="Times New Roman" style:text-underline-style="solid" style:text-underline-width="auto" style:text-underline-color="font-color" style:font-name-asian="Times New Roman" style:font-name-complex="Times New Roman"/>
    </style:style>
    <style:style style:name="FollowedHyperlink" style:family="text" style:parent-style-name="Default_20_Paragraph_20_Font">
      <style:text-properties fo:color="#800080" style:font-name="Times New Roman" style:text-underline-style="solid" style:text-underline-width="auto" style:text-underline-color="font-color" style:font-name-asian="Times New Roman" style:font-name-complex="Times New Roman"/>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z-Bottom_20_of_20_Form_20_Char" style:display-name="z-Bottom of Form Char" style:family="text" style:parent-style-name="Default_20_Paragraph_20_Font">
      <style:text-properties style:font-name="Arial" fo:font-size="8pt" style:font-name-asian="Arial" style:font-size-asian="8pt" style:font-name-complex="Arial" style:font-size-complex="8pt" text:display="none"/>
    </style:style>
    <style:style style:name="z-Top_20_of_20_Form_20_Char" style:display-name="z-Top of Form Char" style:family="text" style:parent-style-name="Default_20_Paragraph_20_Font">
      <style:text-properties style:font-name="Arial" fo:font-size="8pt" style:font-name-asian="Arial" style:font-size-asian="8pt" style:font-name-complex="Arial" style:font-size-complex="8pt" text:display="none"/>
    </style:style>
    <style:style style:name="Sample" style:family="text">
      <style:text-properties style:font-name="Courier New" style:font-name-asian="Courier New" style:font-name-complex="Courier New"/>
    </style:style>
    <style:style style:name="Strong_20_Emphasis" style:display-name="Strong Emphasis" style:family="text" style:parent-style-name="Default_20_Paragraph_20_Font">
      <style:text-properties style:font-name="Times New Roman" fo:font-weight="bold" style:font-name-asian="Times New Roman" style:font-weight-asian="bold" style:font-name-complex="Times New Roman"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Body_20_Text_20_Char" style:display-name="Body Text Char" style:family="text" style:parent-style-name="Default_20_Paragraph_20_Font">
      <style:text-properties fo:font-size="12pt" style:font-size-asian="12pt" style:font-name-complex="Times New Roman" style:font-size-complex="12pt"/>
    </style:style>
    <style:style style:name="Document_20_Map_20_Char" style:display-name="Document Map Char" style:family="text" style:parent-style-name="Default_20_Paragraph_20_Font">
      <style:text-properties style:font-name="Tahoma" fo:font-size="8pt" style:font-name-asian="Tahoma" style:font-size-asian="8pt" style:font-name-complex="Tahoma" style:font-size-complex="8pt"/>
    </style:style>
    <style:style style:name="Body_20_Text_20_2_20_Char" style:display-name="Body Text 2 Char" style:family="text" style:parent-style-name="Default_20_Paragraph_20_Font">
      <style:text-properties fo:font-size="12pt" style:font-size-asian="12pt" style:font-name-complex="Times New Roman" style:font-size-complex="12pt"/>
    </style:style>
    <style:style style:name="Body_20_Text_20_Indent_20_2_20_Char" style:display-name="Body Text Indent 2 Char" style:family="text" style:parent-style-name="Default_20_Paragraph_20_Font">
      <style:text-properties fo:font-size="12pt" style:font-size-asian="12pt" style:font-name-complex="Times New Roman" style:font-size-complex="12pt"/>
    </style:style>
    <style:style style:name="Body_20_Text_20_Indent_20_3_20_Char" style:display-name="Body Text Indent 3 Char" style:family="text" style:parent-style-name="Default_20_Paragraph_20_Font">
      <style:text-properties fo:font-size="8pt" style:font-size-asian="8pt" style:font-name-complex="Times New Roman"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format="1" text:display-levels="2">
        <style:list-level-properties/>
      </text:list-level-style-number>
      <text:list-level-style-number text:level="3" text:style-name="RTF_5f_Num_20_2_20_3" style:num-format="1" text:display-levels="3">
        <style:list-level-properties/>
      </text:list-level-style-number>
      <text:list-level-style-number text:level="4" text:style-name="RTF_5f_Num_20_2_20_4" style:num-format="1" text:display-levels="4">
        <style:list-level-properties/>
      </text:list-level-style-number>
      <text:list-level-style-number text:level="5" text:style-name="RTF_5f_Num_20_2_20_5" style:num-format="1" text:display-levels="5">
        <style:list-level-properties/>
      </text:list-level-style-number>
      <text:list-level-style-number text:level="6" text:style-name="RTF_5f_Num_20_2_20_6" style:num-format="1" text:display-levels="6">
        <style:list-level-properties/>
      </text:list-level-style-number>
      <text:list-level-style-number text:level="7" text:style-name="RTF_5f_Num_20_2_20_7" style:num-format="1" text:display-levels="7">
        <style:list-level-properties/>
      </text:list-level-style-number>
      <text:list-level-style-number text:level="8" text:style-name="RTF_5f_Num_20_2_20_8" style:num-format="1" text:display-levels="8">
        <style:list-level-properties/>
      </text:list-level-style-number>
      <text:list-level-style-number text:level="9" text:style-name="RTF_5f_Num_20_2_20_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5in" text:min-label-width="0.25in"/>
        <style:text-properties style:font-name="Symbol"/>
      </text:list-level-style-bullet>
      <text:list-level-style-bullet text:level="2" text:style-name="RTF_5f_Num_20_3_20_2" style:num-suffix="." text:bullet-char="o">
        <style:list-level-properties text:space-before="1in" text:min-label-width="0.25in"/>
        <style:text-properties style:font-name="Courier New"/>
      </text:list-level-style-bullet>
      <text:list-level-style-bullet text:level="3" text:style-name="RTF_5f_Num_20_3_20_3" style:num-suffix="." text:bullet-char="">
        <style:list-level-properties text:space-before="1.5in" text:min-label-width="0.25in"/>
        <style:text-properties style:font-name="Wingdings"/>
      </text:list-level-style-bullet>
      <text:list-level-style-bullet text:level="4" text:style-name="RTF_5f_Num_20_3_20_4" style:num-suffix="." text:bullet-char="">
        <style:list-level-properties text:space-before="2in" text:min-label-width="0.25in"/>
        <style:text-properties style:font-name="Symbol"/>
      </text:list-level-style-bullet>
      <text:list-level-style-bullet text:level="5" text:style-name="RTF_5f_Num_20_3_20_5" style:num-suffix="." text:bullet-char="o">
        <style:list-level-properties text:space-before="2.5in" text:min-label-width="0.25in"/>
        <style:text-properties style:font-name="Courier New"/>
      </text:list-level-style-bullet>
      <text:list-level-style-bullet text:level="6" text:style-name="RTF_5f_Num_20_3_20_6" style:num-suffix="." text:bullet-char="">
        <style:list-level-properties text:space-before="3in" text:min-label-width="0.25in"/>
        <style:text-properties style:font-name="Wingdings"/>
      </text:list-level-style-bullet>
      <text:list-level-style-bullet text:level="7" text:style-name="RTF_5f_Num_20_3_20_7" style:num-suffix="." text:bullet-char="">
        <style:list-level-properties text:space-before="3.5in" text:min-label-width="0.25in"/>
        <style:text-properties style:font-name="Symbol"/>
      </text:list-level-style-bullet>
      <text:list-level-style-bullet text:level="8" text:style-name="RTF_5f_Num_20_3_20_8" style:num-suffix="." text:bullet-char="o">
        <style:list-level-properties text:space-before="4in" text:min-label-width="0.25in"/>
        <style:text-properties style:font-name="Courier New"/>
      </text:list-level-style-bullet>
      <text:list-level-style-bullet text:level="9" text:style-name="RTF_5f_Num_20_3_20_9"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 style:display-name="RTF_Num 4" text:consecutive-numbering="true">
      <text:list-level-style-number text:level="1" text:style-name="RTF_5f_Num_20_4_20_1" style:num-suffix="." style:num-format="1">
        <style:list-level-properties text:min-label-width="0.25in"/>
      </text:list-level-style-number>
      <text:list-level-style-number text:level="2" text:style-name="RTF_5f_Num_20_4_20_1" style:num-suffix="." style:num-format="1">
        <style:list-level-properties text:space-before="0.25in" text:min-label-width="0.25in"/>
      </text:list-level-style-number>
      <text:list-level-style-number text:level="3" text:style-name="RTF_5f_Num_20_4_20_1" style:num-suffix="." style:num-format="1">
        <style:list-level-properties text:space-before="0.5in" text:min-label-width="0.25in"/>
      </text:list-level-style-number>
      <text:list-level-style-number text:level="4" text:style-name="RTF_5f_Num_20_4_20_1" style:num-suffix="." style:num-format="1">
        <style:list-level-properties text:space-before="0.75in" text:min-label-width="0.25in"/>
      </text:list-level-style-number>
      <text:list-level-style-number text:level="5" text:style-name="RTF_5f_Num_20_4_20_1" style:num-suffix="." style:num-format="1">
        <style:list-level-properties text:space-before="1in" text:min-label-width="0.25in"/>
      </text:list-level-style-number>
      <text:list-level-style-number text:level="6" text:style-name="RTF_5f_Num_20_4_20_1" style:num-suffix="." style:num-format="1">
        <style:list-level-properties text:space-before="1.25in" text:min-label-width="0.25in"/>
      </text:list-level-style-number>
      <text:list-level-style-number text:level="7" text:style-name="RTF_5f_Num_20_4_20_1" style:num-suffix="." style:num-format="1">
        <style:list-level-properties text:space-before="1.5in" text:min-label-width="0.25in"/>
      </text:list-level-style-number>
      <text:list-level-style-number text:level="8" text:style-name="RTF_5f_Num_20_4_20_1" style:num-suffix="." style:num-format="1">
        <style:list-level-properties text:space-before="1.75in" text:min-label-width="0.25in"/>
      </text:list-level-style-number>
      <text:list-level-style-number text:level="9" text:style-name="RTF_5f_Num_20_4_20_1" style:num-suffix="." style:num-format="1">
        <style:list-level-properties text:space-before="2in" text:min-label-width="0.25in"/>
      </text:list-level-style-number>
      <text:list-level-style-number text:level="10" text:style-name="RTF_5f_Num_20_4_20_1" style:num-suffix="." style:num-format="1">
        <style:list-level-properties text:space-before="2.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uild a program immediately from data processing examples</dc:title>
    <meta:initial-creator>Andrew</meta:initial-creator>
    <dc:creator>AG </dc:creator>
    <meta:creation-date>2006-09-30T21:45:00</meta:creation-date>
    <dc:date>2022-05-16T11:59:21.98</dc:date>
    <meta:generator>OpenOffice/4.1.11$Win32 OpenOffice.org_project/4111m1$Build-9808</meta:generator>
    <meta:editing-duration>PT6H23M16S</meta:editing-duration>
    <meta:editing-cycles>98</meta:editing-cycles>
    <meta:document-statistic meta:table-count="26" meta:image-count="0" meta:object-count="0" meta:page-count="26" meta:paragraph-count="249" meta:word-count="8027" meta:character-count="48587"/>
  </office:meta>
</office:document-meta>
</file>